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204cm" fo:min-width="1.115cm"/>
    </style:style>
    <style:style style:name="gr9" style:family="graphic" style:parent-style-name="standard">
      <style:graphic-properties draw:stroke="none" draw:fill="none" fo:min-height="0.713cm"/>
    </style:style>
    <style:style style:name="gr10" style:family="graphic" style:parent-style-name="objectwithoutfill">
      <style:graphic-properties draw:stroke="dash" draw:stroke-dash="Line_20_with_20_Fine_20_Dots" svg:stroke-width="0.254cm" svg:stroke-color="#b84747" draw:fill="none" draw:fill-color="#cfe7f5" draw:textarea-vertical-align="middle" fo:padding-top="0.252cm" fo:padding-bottom="0.252cm" fo:padding-left="0.377cm" fo:padding-right="0.377cm" draw:shadow="visible"/>
    </style:style>
    <style:style style:name="gr11" style:family="graphic" style:parent-style-name="objectwithoutfill">
      <style:graphic-properties draw:stroke="dash" draw:stroke-dash="Line_20_with_20_Fine_20_Dots" svg:stroke-width="0cm" svg:stroke-color="#b84747" draw:fill="none" draw:fill-color="#cfe7f5" draw:textarea-vertical-align="middle" draw:shadow="visible"/>
    </style:style>
    <style:style style:name="gr12" style:family="graphic" style:parent-style-name="standard">
      <style:graphic-properties draw:stroke="none" draw:stroke-dash="Line_20_with_20_Fine_20_Dots" svg:stroke-width="0cm" svg:stroke-color="#000000" draw:fill="none" draw:fill-color="#ffffff" draw:textarea-horizontal-align="left" draw:auto-grow-height="true" draw:auto-grow-width="false" fo:min-height="0cm" fo:min-width="2.834cm" draw:shadow="visible"/>
    </style:style>
    <style:style style:name="gr13" style:family="graphic" style:parent-style-name="objectwithoutfill">
      <style:graphic-properties draw:stroke="dash" draw:stroke-dash="Line_20_with_20_Fine_20_Dots" svg:stroke-width="0cm" svg:stroke-color="#b84747" draw:fill="none" draw:fill-color="#cfe7f5" draw:textarea-vertical-align="middle" draw:shadow="hidden"/>
    </style:style>
    <style:style style:name="gr14" style:family="graphic" style:parent-style-name="standard">
      <style:graphic-properties draw:stroke="none" draw:stroke-dash="Line_20_with_20_Fine_20_Dots" svg:stroke-width="0cm" svg:stroke-color="#000000" draw:fill="none" draw:fill-color="#ffffff" draw:textarea-horizontal-align="left" draw:auto-grow-height="true" draw:auto-grow-width="false" fo:min-height="1.22cm" fo:min-width="1.564cm" draw:shadow="hidden"/>
    </style:style>
    <style:style style:name="gr15" style:family="graphic" style:parent-style-name="objectwithoutfill">
      <style:graphic-properties svg:stroke-width="0.305cm" svg:stroke-color="#008000" draw:marker-start-width="0.655cm" draw:marker-end="Arrow" draw:marker-end-width="0.755cm" draw:fill="none" draw:textarea-vertical-align="middle" fo:padding-top="0.275cm" fo:padding-bottom="0.275cm" fo:padding-left="0.4cm" fo:padding-right="0.4cm"/>
    </style:style>
    <style:style style:name="gr16" style:family="graphic" style:parent-style-name="standard">
      <style:graphic-properties draw:stroke="none" svg:stroke-color="#000000" draw:fill="none" draw:fill-color="#ffffff" draw:textarea-horizontal-align="left" draw:auto-grow-height="true" draw:auto-grow-width="true" fo:min-height="0.966cm" fo:min-width="0cm"/>
    </style:style>
    <style:style style:name="gr17" style:family="graphic" style:parent-style-name="standard">
      <style:graphic-properties draw:stroke="dash" draw:stroke-dash="Line_20_with_20_Fine_20_Dots" svg:stroke-width="0cm" svg:stroke-color="#b84747" draw:fill="solid" draw:fill-color="#ffff99" draw:textarea-horizontal-align="justify" draw:textarea-vertical-align="middle" draw:auto-grow-height="false" fo:min-height="0cm" fo:min-width="0cm" fo:wrap-option="no-wrap" draw:shadow="hidden"/>
    </style:style>
    <style:style style:name="gr18" style:family="graphic" style:parent-style-name="objectwithoutfill">
      <style:graphic-properties draw:stroke="dash" draw:stroke-dash="Fine_20_Dotted" svg:stroke-width="0.305cm" svg:stroke-color="#b84747" draw:marker-start-width="0.655cm" draw:marker-end="Arrow" draw:marker-end-width="0.755cm" draw:fill="none" draw:textarea-vertical-align="middle" fo:padding-top="0.275cm" fo:padding-bottom="0.275cm" fo:padding-left="0.4cm" fo:padding-right="0.4cm"/>
    </style:style>
    <style:style style:name="gr19" style:family="graphic" style:parent-style-name="objectwithoutfill">
      <style:graphic-properties svg:stroke-width="0cm" svg:stroke-color="#000000" draw:marker-start-width="0.2cm" draw:marker-end="Arrow" draw:marker-end-width="0.3cm" draw:fill="none" draw:textarea-vertical-align="middle" fo:padding-top="0.125cm" fo:padding-bottom="0.125cm" fo:padding-left="0.25cm" fo:padding-right="0.25cm"/>
    </style:style>
    <style:style style:name="gr20" style:family="graphic" style:parent-style-name="standard">
      <style:graphic-properties draw:stroke="none" draw:stroke-dash="Line_20_with_20_Fine_20_Dots" svg:stroke-width="0cm" svg:stroke-color="#000000" draw:fill="none" draw:fill-color="#ffffff" draw:textarea-horizontal-align="left" draw:auto-grow-height="true" draw:auto-grow-width="true" fo:min-height="0cm" fo:min-width="0cm" draw:shadow="hidden"/>
    </style:style>
    <style:style style:name="gr21" style:family="graphic" style:parent-style-name="objectwithoutfill">
      <style:graphic-properties svg:stroke-width="0.254cm" svg:stroke-color="#008000" draw:marker-start-width="0.579cm" draw:marker-end="Arrow" draw:marker-end-width="0.679cm" draw:fill="none" draw:textarea-vertical-align="middle" fo:padding-top="0.125cm" fo:padding-bottom="0.125cm" fo:padding-left="0.125cm" fo:padding-right="0.125cm"/>
    </style:style>
    <style:style style:name="gr22" style:family="graphic" style:parent-style-name="objectwithoutfill">
      <style:graphic-properties svg:stroke-width="0.203cm" svg:stroke-color="#008000" draw:marker-start-width="0.503cm" draw:marker-end="Arrow" draw:marker-end-width="0.603cm" draw:fill="none" draw:textarea-vertical-align="middle" fo:padding-top="0.1cm" fo:padding-bottom="0.1cm" fo:padding-left="0.1cm" fo:padding-right="0.1cm"/>
    </style:style>
    <style:style style:name="gr23" style:family="graphic" style:parent-style-name="objectwithoutfill">
      <style:graphic-properties svg:stroke-width="0.508cm" svg:stroke-color="#ff0000" draw:fill="none" draw:textarea-vertical-align="middle" fo:padding-top="0.379cm" fo:padding-bottom="0.379cm" fo:padding-left="0.504cm" fo:padding-right="0.504cm"/>
    </style:style>
    <style:style style:name="gr24" style:family="graphic" style:parent-style-name="standard">
      <style:graphic-properties draw:stroke="none" draw:stroke-dash="Line_20_with_20_Fine_20_Dots" svg:stroke-width="0cm" svg:stroke-color="#000000" draw:fill="none" draw:fill-color="#ffffff" draw:textarea-horizontal-align="left" draw:auto-grow-height="true" draw:auto-grow-width="true" fo:min-height="4.576cm" fo:min-width="9.184cm" draw:shadow="hidden"/>
    </style:style>
    <style:style style:name="gr25" style:family="graphic" style:parent-style-name="objectwithoutfill">
      <style:graphic-properties svg:stroke-width="0.508cm" svg:stroke-color="#000000" draw:fill="none" draw:textarea-vertical-align="middle" fo:padding-top="0.379cm" fo:padding-bottom="0.379cm" fo:padding-left="0.504cm" fo:padding-right="0.504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2.834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3.558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1.024cm"/>
    </style:style>
    <style:style style:name="gr29" style:family="graphic" style:parent-style-name="objectwithoutfill">
      <style:graphic-properties svg:stroke-width="0cm" svg:stroke-color="#000000" draw:marker-end="Arrow" draw:marker-end-width="0.3cm" draw:fill="none" draw:textarea-vertical-align="middle"/>
    </style:style>
    <style:style style:name="gr30"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svg:stroke-width="0cm" svg:stroke-color="#000000" draw:fill="none" fo:min-height="0.713cm"/>
    </style:style>
    <style:style style:name="gr32" style:family="graphic" style:parent-style-name="standard">
      <style:graphic-properties draw:stroke="none" svg:stroke-width="0cm" svg:stroke-color="#000000" draw:fill="none" fo:min-height="1.02cm"/>
    </style:style>
    <style:style style:name="gr33" style:family="graphic" style:parent-style-name="objectwithoutfill">
      <style:graphic-properties svg:stroke-width="0.203cm" svg:stroke-color="#008000" draw:marker-start-width="0.502cm" draw:marker-end="Arrow" draw:marker-end-width="0.602cm" draw:fill="none" draw:textarea-vertical-align="middle" fo:padding-top="0.099cm" fo:padding-bottom="0.099cm" fo:padding-left="0.099cm" fo:padding-right="0.099cm"/>
    </style:style>
    <style:style style:name="gr34" style:family="graphic" style:parent-style-name="objectwithoutfill">
      <style:graphic-properties svg:stroke-width="0.152cm" svg:stroke-color="#008000" draw:marker-start-width="0.427cm" draw:marker-end="Arrow" draw:marker-end-width="0.527cm" draw:fill="none" draw:textarea-vertical-align="middle" fo:padding-top="0.075cm" fo:padding-bottom="0.075cm" fo:padding-left="0.075cm" fo:padding-right="0.075cm"/>
    </style:style>
    <style:style style:name="gr35" style:family="graphic" style:parent-style-name="objectwithoutfill">
      <style:graphic-properties svg:stroke-width="0.203cm" svg:stroke-color="#800000" draw:fill="none" draw:textarea-vertical-align="middle" fo:padding-top="0.226cm" fo:padding-bottom="0.226cm" fo:padding-left="0.351cm" fo:padding-right="0.351cm"/>
    </style:style>
    <style:style style:name="gr36" style:family="graphic" style:parent-style-name="standard">
      <style:graphic-properties draw:stroke="none" svg:stroke-width="0.203cm" svg:stroke-color="#000000" draw:fill="none" draw:fill-color="#ffffff" draw:textarea-horizontal-align="left" draw:auto-grow-height="true" draw:auto-grow-width="true" fo:min-height="0cm" fo:min-width="0cm" fo:padding-top="0.226cm" fo:padding-bottom="0.226cm" fo:padding-left="0.351cm" fo:padding-right="0.351cm"/>
    </style:style>
    <style:style style:name="gr37" style:family="graphic" style:parent-style-name="standard">
      <style:graphic-properties svg:stroke-width="0.203cm" svg:stroke-color="#800000" draw:textarea-horizontal-align="justify" draw:textarea-vertical-align="middle" draw:auto-grow-height="false" fo:min-height="0cm" fo:min-width="0cm" fo:padding-top="0.226cm" fo:padding-bottom="0.226cm" fo:padding-left="0.351cm" fo:padding-right="0.351cm" fo:wrap-option="no-wrap"/>
    </style:style>
    <style:style style:name="gr38" style:family="graphic" style:parent-style-name="standard">
      <style:graphic-properties draw:stroke="none" svg:stroke-width="0.203cm" svg:stroke-color="#800000" draw:fill="none" fo:min-height="0.713cm" fo:padding-top="0.226cm" fo:padding-bottom="0.226cm" fo:padding-left="0.351cm" fo:padding-right="0.351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4.898cm"/>
    </style:style>
    <style:style style:name="pr5" style:family="presentation" style:parent-style-name="Default-outline1">
      <style:graphic-properties fo:min-height="11.928cm"/>
    </style:style>
    <style:style style:name="P1" style:family="paragraph">
      <style:text-properties fo:font-size="28pt" fo:font-weight="bold" style:font-size-asian="28pt" style:font-weight-asian="bold" style:font-size-complex="28pt" style:font-weight-complex="bold"/>
    </style:style>
    <style:style style:name="P2" style:family="paragraph">
      <style:text-properties fo:font-size="20pt"/>
    </style:style>
    <style:style style:name="P3" style:family="paragraph">
      <style:text-properties fo:font-size="24pt" style:font-size-asian="24pt" style:font-size-complex="24pt"/>
    </style:style>
    <style:style style:name="P4" style:family="paragraph">
      <style:paragraph-properties fo:text-align="center"/>
    </style:style>
    <style:style style:name="P5" style:family="paragraph">
      <style:text-properties fo:font-size="32p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text-properties fo:color="#5c8526"/>
    </style:style>
    <style:style style:name="P9" style:family="paragraph">
      <style:text-properties fo:color="#b84747" fo:font-size="18pt"/>
    </style:style>
    <style:style style:name="P10" style:family="paragraph">
      <style:text-properties fo:color="#ff0000" fo:font-size="18pt"/>
    </style:style>
    <style:style style:name="P11" style:family="paragraph">
      <style:text-properties fo:color="#000000"/>
    </style:style>
    <style:style style:name="P12" style:family="paragraph">
      <style:text-properties fo:color="#ff0000"/>
    </style:style>
    <style:style style:name="P13" style:family="paragraph">
      <style:text-properties fo:color="#5c8526" fo:font-size="18pt"/>
    </style:style>
    <style:style style:name="P14" style:family="paragraph">
      <style:paragraph-properties fo:text-align="center"/>
      <style:text-properties fo:color="#5c8526"/>
    </style:style>
    <style:style style:name="P15" style:family="paragraph">
      <style:paragraph-properties fo:text-align="center"/>
      <style:text-properties fo:color="#5c8526" fo:font-size="18pt"/>
    </style:style>
    <style:style style:name="P16" style:family="paragraph">
      <style:text-properties fo:font-size="18pt" fo:text-shadow="1pt 1pt"/>
    </style:style>
    <style:style style:name="P17" style:family="paragraph">
      <style:paragraph-properties fo:text-align="center"/>
      <style:text-properties fo:font-size="12pt" style:font-size-asian="12pt" style:font-size-complex="12pt"/>
    </style:style>
    <style:style style:name="P18" style:family="paragraph">
      <style:text-properties fo:color="#000000" fo:font-size="18pt"/>
    </style:style>
    <style:style style:name="T1" style:family="text">
      <style:text-properties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32pt" fo:font-weight="normal" style:font-size-asian="32pt" style:font-weight-asian="normal" style:font-size-complex="32pt" style:font-weight-complex="normal"/>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24pt" style:font-size-asian="24pt" style:font-size-complex="24pt"/>
    </style:style>
    <style:style style:name="T8"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9" style:family="text">
      <style:text-properties fo:font-size="18pt"/>
    </style:style>
    <style:style style:name="T10" style:family="text">
      <style:text-properties fo:color="#355e00" fo:font-size="18pt"/>
    </style:style>
    <style:style style:name="T11" style:family="text">
      <style:text-properties fo:color="#5c8526"/>
    </style:style>
    <style:style style:name="T12" style:family="text">
      <style:text-properties fo:color="#ff0000" fo:font-size="18pt"/>
    </style:style>
    <style:style style:name="T13" style:family="text">
      <style:text-properties fo:color="#b84747" fo:font-size="18pt"/>
    </style:style>
    <style:style style:name="T14" style:family="text">
      <style:text-properties fo:color="#000000"/>
    </style:style>
    <style:style style:name="T15" style:family="text">
      <style:text-properties fo:color="#008000" fo:font-size="18pt"/>
    </style:style>
    <style:style style:name="T16" style:family="text">
      <style:text-properties fo:color="#000000" fo:font-size="18pt"/>
    </style:style>
    <style:style style:name="T17" style:family="text">
      <style:text-properties fo:color="#5c8526" fo:font-size="18pt"/>
    </style:style>
    <style:style style:name="T18" style:family="text">
      <style:text-properties fo:font-size="18pt" fo:text-shadow="1pt 1pt"/>
    </style:style>
    <style:style style:name="T19" style:family="text">
      <style:text-properties fo:color="#b80047" fo:font-size="18pt"/>
    </style:style>
    <style:style style:name="T20" style:family="text">
      <style:text-properties fo:color="#008080" fo:font-size="18pt"/>
    </style:style>
    <style:style style:name="T21" style:family="text">
      <style:text-properties fo:color="#ff0000"/>
    </style:style>
    <style:style style:name="T22" style:family="text">
      <style:text-properties fo:font-size="12pt" style:font-size-asian="12pt" style:font-size-complex="12pt"/>
    </style:style>
    <style:style style:name="T23"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MPM (Malhotra, Pramod Kumar, Maheshwari) </text:span><text:span text:style-name="T1"><text:line-break/></text:span><text:span text:style-name="T1">algorithm for finding the maximum flow </text:span></text:p>
          </draw:text-box>
        </draw:frame>
        <draw:frame presentation:style-name="pr2" draw:layer="layout" svg:width="25.199cm" svg:height="12.179cm" svg:x="1.4cm" svg:y="4.914cm" presentation:class="outline" presentation:user-transformed="true">
          <draw:text-box>
            <text:list text:style-name="L2">
              <text:list-item>
                <text:p><text:span text:style-name="T2">STEP 1:</text:span> setup auxiliary network</text:p>
              </text:list-item>
              <text:list-item>
                <text:p><text:span text:style-name="T2">STEP 2: </text:span><text:span text:style-name="T3">find the vertex n with minimum throughput h</text:span></text:p>
              </text:list-item>
              <text:list-item>
                <text:p><text:span text:style-name="T2">STEP 3: </text:span><text:span text:style-name="T3">Push h units of flow from n through shortest paths n, n</text:span><text:span text:style-name="T4">i+1, ... </text:span><text:span text:style-name="T5">t, if vertex is not the sink</text:span></text:p>
              </text:list-item>
              <text:list-item>
                <text:p><text:span text:style-name="T6">STEP 4: </text:span><text:span text:style-name="T5">Pull h units of flow from source to n</text:span></text:p>
              </text:list-item>
              <text:list-item>
                <text:p><text:span text:style-name="T5">* Vertices that have throughput 0 together with the edges connect to them should be removed.</text:span></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lgorithm</text:p>
          </draw:text-box>
        </draw:frame>
        <draw:frame presentation:style-name="pr2" draw:text-style-name="P3" draw:layer="layout" svg:width="25.199cm" svg:height="15.406cm" svg:x="1.4cm" svg:y="4.914cm" presentation:class="outline" presentation:user-transformed="true">
          <draw:text-box>
            <text:list text:style-name="L2">
              <text:list-header>
                <text:p><text:span text:style-name="T7">while True: # stage</text:span><text:span text:style-name="T7"><text:line-break/></text:span><text:span text:style-name="T7"><text:tab/></text:span><text:span text:style-name="T7">construct auxiliary graph AN(f) from residual N(f)</text:span><text:span text:style-name="T7"><text:line-break/></text:span><text:span text:style-name="T7"> <text:s text:c="5"/>if t not reachable from s:</text:span><text:span text:style-name="T7"><text:line-break/></text:span><text:span text:style-name="T7"> <text:s text:c="5"/></text:span><text:span text:style-name="T7"><text:tab/></text:span><text:span text:style-name="T7">return maximum flow</text:span><text:span text:style-name="T7"><text:line-break/></text:span><text:span text:style-name="T7"> <text:s text:c="5"/>while True: # constructing a blocking flow</text:span><text:span text:style-name="T7"><text:line-break/></text:span><text:span text:style-name="T7"> <text:s text:c="3"/></text:span><text:span text:style-name="T7"><text:tab/></text:span><text:span text:style-name="T7"> </text:span><text:span text:style-name="T7"><text:tab/></text:span><text:span text:style-name="T7">(1) delete all nodes with zero throughput in AN(f) </text:span><text:span text:style-name="T7"><text:tab/></text:span><text:span text:style-name="T7"><text:tab/></text:span><text:span text:style-name="T7"><text:tab/></text:span><text:span text:style-name="T7"><text:tab/></text:span><text:span text:style-name="T7"><text:tab/></text:span><text:span text:style-name="T7">together with the incident arcs, and update the </text:span><text:span text:style-name="T7"><text:tab/></text:span><text:span text:style-name="T7"><text:tab/></text:span><text:span text:style-name="T7"><text:tab/></text:span><text:span text:style-name="T7"><text:tab/></text:span><text:span text:style-name="T7"><text:tab/></text:span><text:span text:style-name="T7">throughput of the neighboring nodes </text:span><text:span text:style-name="T7"><text:tab/></text:span><text:span text:style-name="T7"><text:line-break/></text:span><text:span text:style-name="T7"> <text:s text:c="4"/></text:span><text:span text:style-name="T7"><text:tab/></text:span><text:span text:style-name="T7"><text:tab/></text:span><text:span text:style-name="T7">(2) if s or t not in AN(f): break</text:span><text:span text:style-name="T7"><text:line-break/></text:span><text:span text:style-name="T7"><text:tab/></text:span><text:span text:style-name="T7"><text:tab/></text:span><text:span text:style-name="T7">(3) v = node in AN(f) with minimum throughput h</text:span></text:p>
                <text:list>
                  <text:list-item>
                    <text:list>
                      <text:list-header>
                        <text:p><text:span text:style-name="T7">(4) push h units of flow from v to t</text:span></text:p>
                        <text:p><text:span text:style-name="T7">(5) pull h units of flow from s to v</text:span></text:p>
                      </text:list-header>
                    </text:list>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Original Network</text:p>
          </draw:text-box>
        </draw:frame>
        <draw:frame presentation:style-name="pr4" draw:layer="layout" svg:width="25.199cm" svg:height="14.898cm" svg:x="1.4cm" svg:y="4.914cm" presentation:class="subtitle" presentation:placeholder="true" presentation:user-transformed="true">
          <draw:text-box/>
        </draw:frame>
        <draw:custom-shape draw:style-name="gr2" draw:text-style-name="P4" draw:layer="layout" svg:width="1.778cm" svg:height="1.778cm" svg:x="7.874cm" svg:y="5.588cm">
          <text:p text:style-name="P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2.794cm" svg:y="11.176cm">
          <text:p text:style-name="P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8.636cm" svg:y="16.256cm">
          <text:p text:style-name="P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13.208cm" svg:y="13.462cm">
          <text:p text:style-name="P4">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13.208cm" svg:y="8.89cm">
          <text:p text:style-name="P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18.796cm" svg:y="16.51cm">
          <text:p text:style-name="P4">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18.796cm" svg:y="6.096cm">
          <text:p text:style-name="P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22.606cm" svg:y="11.176cm">
          <text:p text:style-name="P4">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4" draw:layer="layout" svg:x1="9.398cm" svg:y1="7.112cm" svg:x2="13.716cm" svg:y2="9.398cm">
          <text:p/>
        </draw:line>
        <draw:line draw:style-name="gr3" draw:text-style-name="P4" draw:layer="layout" svg:x1="14.732cm" svg:y1="10.414cm" svg:x2="19.304cm" svg:y2="17.01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layer="layout" svg:width="1.556cm" svg:height="0.962cm" svg:x="4.572cm" svg:y="8.89cm">
          <draw:text-box>
            <text:p>256</text:p>
          </draw:text-box>
        </draw:frame>
        <draw:frame draw:style-name="gr4" draw:layer="layout" svg:width="1.556cm" svg:height="0.962cm" svg:x="5.588cm" svg:y="14.732cm">
          <draw:text-box>
            <text:p>256</text:p>
          </draw:text-box>
        </draw:frame>
        <draw:frame draw:style-name="gr4" draw:layer="layout" svg:width="1.556cm" svg:height="0.962cm" svg:x="10.414cm" svg:y="14.786cm">
          <draw:text-box>
            <text:p>128</text:p>
          </draw:text-box>
        </draw:frame>
        <draw:frame draw:style-name="gr5" draw:layer="layout" svg:width="1.556cm" svg:height="1.524cm" svg:x="12.954cm" svg:y="5.588cm">
          <draw:text-box>
            <text:p>256</text:p>
          </draw:text-box>
        </draw:frame>
        <draw:frame draw:style-name="gr6" draw:layer="layout" svg:width="1.556cm" svg:height="0.962cm" svg:x="21.812cm" svg:y="8.436cm">
          <draw:text-box>
            <text:p>256</text:p>
          </draw:text-box>
        </draw:frame>
        <draw:frame draw:style-name="gr7" draw:layer="layout" svg:width="1.556cm" svg:height="1.016cm" svg:x="22.352cm" svg:y="15.24cm">
          <draw:text-box>
            <text:p>256</text:p>
          </draw:text-box>
        </draw:frame>
        <draw:frame draw:style-name="gr4" draw:layer="layout" svg:width="1.556cm" svg:height="0.962cm" svg:x="13.462cm" svg:y="17.526cm">
          <draw:text-box>
            <text:p>128</text:p>
          </draw:text-box>
        </draw:frame>
        <draw:frame draw:style-name="gr4" draw:layer="layout" svg:width="1.556cm" svg:height="0.962cm" svg:x="17.78cm" svg:y="13.77cm">
          <draw:text-box>
            <text:p>128</text:p>
          </draw:text-box>
        </draw:frame>
        <draw:frame draw:style-name="gr4" draw:layer="layout" svg:width="1.556cm" svg:height="0.962cm" svg:x="17.526cm" svg:y="10.16cm">
          <draw:text-box>
            <text:p>128</text:p>
          </draw:text-box>
        </draw:frame>
        <draw:frame draw:style-name="gr4" draw:layer="layout" svg:width="6.382cm" svg:height="1.673cm" svg:x="2.794cm" svg:y="18.796cm">
          <draw:text-box>
            <text:p>Flow is 0 in all edges</text:p>
            <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ilding Residual Graph</text:p>
          </draw:text-box>
        </draw:frame>
        <draw:frame presentation:style-name="pr5" draw:layer="layout" svg:width="25.199cm" svg:height="12.178cm" svg:x="1.4cm" svg:y="4.914cm" presentation:class="outline" presentation:user-transformed="true">
          <draw:text-box>
            <text:list text:style-name="L2">
              <text:list-item>
                <text:p>Residual graph N(f) consists of the following arcs:</text:p>
                <text:p>a) (u, v) ∈<text:span text:style-name="T8"> <text:s/>A(f) <text:s/>with ac(u, v) = b(u, v) - f(u, v)</text:span><text:span text:style-name="T8"><text:line-break/></text:span><text:span text:style-name="T8"><text:tab/></text:span><text:span text:style-name="T8">if (u, v) ∈ A <text:s/>and <text:s/>b(u, v) - f(u, v) &gt; 0 <text:s/></text:span></text:p>
                <text:p><text:span text:style-name="T8">b) (v, u) ∈ A(f) with ac(v, u) = f(u, v)</text:span><text:span text:style-name="T8"><text:line-break/></text:span><text:span text:style-name="T8"><text:tab/></text:span><text:span text:style-name="T8">if (u, v) ∈ A and f(u, v) &gt; 0 </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Residual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4" draw:layer="layout" svg:x1="9.398cm" svg:y1="7.112cm" svg:x2="13.716cm" svg:y2="9.398cm">
          <text:p/>
        </draw:line>
        <draw:line draw:style-name="gr3" draw:text-style-name="P4" draw:layer="layout" svg:x1="14.732cm" svg:y1="10.414cm" svg:x2="19.304cm" svg:y2="17.01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1.556cm" svg:height="0.962cm" svg:x="17.78cm" svg:y="13.77cm">
          <draw:text-box>
            <text:p><text:span text:style-name="T9">128</text:span></text:p>
          </draw:text-box>
        </draw:frame>
        <draw:frame draw:style-name="gr4" draw:text-style-name="P7" draw:layer="layout" svg:width="1.556cm" svg:height="0.962cm" svg:x="17.526cm" svg:y="10.16cm">
          <draw:text-box>
            <text:p><text:span text:style-name="T9">128</text:span></text:p>
          </draw:text-box>
        </draw:frame>
        <draw:frame draw:style-name="gr4" draw:text-style-name="P7" draw:layer="layout" svg:width="6.382cm" svg:height="1.673cm" svg:x="2.794cm" svg:y="18.796cm">
          <draw:text-box>
            <text:p><text:span text:style-name="T9">Flow is 0 in all edges</text:span></text:p>
            <text:p><text:span text:style-name="T9"/></text:p>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ilding Auxiliary Network</text:p>
          </draw:text-box>
        </draw:frame>
        <draw:frame presentation:style-name="pr5" draw:layer="layout" svg:width="25.199cm" svg:height="12.178cm" svg:x="1.4cm" svg:y="4.914cm" presentation:class="outline">
          <draw:text-box>
            <text:list text:style-name="L2">
              <text:list-item>
                <text:p>We create it while carrying out the breadth first search on the residual network by keeping only the arcs that leads us to new nodes and only the nodes that are at lower level than t.</text:p>
                <text:p/>
                <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Auxiliary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9.398cm" svg:y1="7.112cm" svg:x2="13.716cm" svg:y2="9.39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10.577cm" svg:height="1.673cm" svg:x="2.794cm" svg:y="18.796cm">
          <draw:text-box>
            <text:p><text:span text:style-name="T10">With green is the level of each node</text:span></text:p>
            <text:p><text:span text:style-name="T9"/></text:p>
          </draw:text-box>
        </draw:frame>
        <draw:frame draw:style-name="gr4" draw:text-style-name="P8" draw:layer="layout" svg:width="0.853cm" svg:height="0.962cm" svg:x="2.54cm" svg:y="10.16cm">
          <draw:text-box>
            <text:p><text:span text:style-name="T11">0</text:span></text:p>
          </draw:text-box>
        </draw:frame>
        <draw:frame draw:style-name="gr4" draw:text-style-name="P8" draw:layer="layout" svg:width="0.853cm" svg:height="0.962cm" svg:x="8.61cm" svg:y="18.034cm">
          <draw:text-box>
            <text:p><text:span text:style-name="T11">1</text:span></text:p>
          </draw:text-box>
        </draw:frame>
        <draw:frame draw:style-name="gr8" draw:text-style-name="P8" draw:layer="layout" svg:width="1.615cm" svg:height="0.962cm" svg:x="6.858cm" svg:y="6.096cm">
          <draw:text-box>
            <text:p><text:span text:style-name="T11">1</text:span></text:p>
          </draw:text-box>
        </draw:frame>
        <draw:frame draw:style-name="gr4" draw:text-style-name="P8" draw:layer="layout" svg:width="0.853cm" svg:height="0.962cm" svg:x="13.716cm" svg:y="7.874cm">
          <draw:text-box>
            <text:p><text:span text:style-name="T11">2</text:span></text:p>
          </draw:text-box>
        </draw:frame>
        <draw:frame draw:style-name="gr4" draw:text-style-name="P8" draw:layer="layout" svg:width="0.853cm" svg:height="0.962cm" svg:x="15.494cm" svg:y="14.224cm">
          <draw:text-box>
            <text:p><text:span text:style-name="T11">2</text:span></text:p>
          </draw:text-box>
        </draw:frame>
        <draw:frame draw:style-name="gr4" draw:text-style-name="P8" draw:layer="layout" svg:width="0.853cm" svg:height="0.962cm" svg:x="20.574cm" svg:y="5.588cm">
          <draw:text-box>
            <text:p><text:span text:style-name="T11">2</text:span></text:p>
          </draw:text-box>
        </draw:frame>
        <draw:frame draw:style-name="gr4" draw:text-style-name="P8" draw:layer="layout" svg:width="0.853cm" svg:height="0.962cm" svg:x="19.304cm" svg:y="15.494cm">
          <draw:text-box>
            <text:p><text:span text:style-name="T11">2</text:span></text:p>
          </draw:text-box>
        </draw:frame>
        <draw:frame draw:style-name="gr4" draw:text-style-name="P8" draw:layer="layout" svg:width="0.853cm" svg:height="0.962cm" svg:x="25.146cm" svg:y="11.43cm">
          <draw:text-box>
            <text:p><text:span text:style-name="T11">3</text:span></text:p>
          </draw:text-box>
        </draw:frame>
        <draw:frame draw:style-name="gr9" draw:layer="layout" svg:width="1.556cm" svg:height="0.963cm" svg:x="9.874cm" svg:y="8.181cm">
          <draw:text-box>
            <text:p><text:span text:style-name="T9">128</text:span></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nding a blocking flow</text:p>
          </draw:text-box>
        </draw:frame>
        <draw:frame presentation:style-name="pr5" draw:layer="layout" svg:width="25.199cm" svg:height="12.178cm" svg:x="1.4cm" svg:y="4.914cm" presentation:class="outline" presentation:user-transformed="true">
          <draw:text-box>
            <text:list text:style-name="L2">
              <text:list-item>
                <text:p>If the flow value |g| can not be improved in AN without introducing new back or same level arcs, then g is call <text:s/>a blocking(maximal) flow with respect to the current flow f.</text:p>
              </text:list-item>
              <text:list-item>
                <text:p>The main part of the algorithm is to find a blocking flow in the auxiliary network 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nding a blocking Flow</text:p>
          </draw:text-box>
        </draw:frame>
        <draw:frame presentation:style-name="pr5" draw:layer="layout" svg:width="25.199cm" svg:height="12.178cm" svg:x="1.4cm" svg:y="4.914cm" presentation:class="outline">
          <draw:text-box>
            <text:list text:style-name="L2">
              <text:list-item>
                <text:p>Throughput of a node u is the maximum amount of flow that can be pushed through u.</text:p>
              </text:list-item>
              <text:list-item>
                <text:p>If u != sink and u != source:</text:p>
                <text:list>
                  <text:list-header>
                    <text:p>throughput[u] = min(<text:span text:style-name="T7">incomingCapacity,outgoingCapacity</text:span>) </text:p>
                  </text:list-header>
                  <text:list-item>
                    <text:p>If u == source: throughput[u] = outgoingCapacity</text:p>
                  </text:list-item>
                  <text:list-item>
                    <text:p>If u == sink: throughput[u] = incomingCapacity</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9.398cm" svg:y1="7.112cm" svg:x2="13.716cm" svg:y2="9.39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5.417cm" svg:height="1.673cm" svg:x="1.615cm" svg:y="18.393cm">
          <draw:text-box>
            <text:p><text:span text:style-name="T12">Red = throughput</text:span></text:p>
            <text:p><text:span text:style-name="T9"/></text:p>
          </draw:text-box>
        </draw:frame>
        <draw:frame draw:style-name="gr4" draw:text-style-name="P9" draw:layer="layout" svg:width="1.556cm" svg:height="0.962cm" svg:x="2.54cm" svg:y="10.16cm">
          <draw:text-box>
            <text:p><text:span text:style-name="T13">512</text:span></text:p>
          </draw:text-box>
        </draw:frame>
        <draw:frame draw:style-name="gr4" draw:text-style-name="P10" draw:layer="layout" svg:width="1.556cm" svg:height="0.962cm" svg:x="8.61cm" svg:y="18.034cm">
          <draw:text-box>
            <text:p><text:span text:style-name="T12">256</text:span></text:p>
          </draw:text-box>
        </draw:frame>
        <draw:frame draw:style-name="gr8" draw:text-style-name="P10" draw:layer="layout" svg:width="1.615cm" svg:height="0.962cm" svg:x="6.005cm" svg:y="6.096cm">
          <draw:text-box>
            <text:p><text:span text:style-name="T12">256</text:span></text:p>
          </draw:text-box>
        </draw:frame>
        <draw:frame draw:style-name="gr4" draw:text-style-name="P10" draw:layer="layout" svg:width="0.853cm" svg:height="0.962cm" svg:x="13.716cm" svg:y="7.874cm">
          <draw:text-box>
            <text:p><text:span text:style-name="T12">0</text:span></text:p>
          </draw:text-box>
        </draw:frame>
        <draw:frame draw:style-name="gr4" draw:text-style-name="P10" draw:layer="layout" svg:width="0.853cm" svg:height="0.962cm" svg:x="15.494cm" svg:y="14.224cm">
          <draw:text-box>
            <text:p><text:span text:style-name="T12">0</text:span></text:p>
          </draw:text-box>
        </draw:frame>
        <draw:frame draw:style-name="gr4" draw:text-style-name="P10" draw:layer="layout" svg:width="1.556cm" svg:height="0.962cm" svg:x="20.574cm" svg:y="5.588cm">
          <draw:text-box>
            <text:p><text:span text:style-name="T12">256</text:span></text:p>
          </draw:text-box>
        </draw:frame>
        <draw:frame draw:style-name="gr4" draw:text-style-name="P10" draw:layer="layout" svg:width="1.556cm" svg:height="0.962cm" svg:x="25.146cm" svg:y="11.43cm">
          <draw:text-box>
            <text:p><text:span text:style-name="T12">512</text:span></text:p>
          </draw:text-box>
        </draw:frame>
        <draw:frame draw:style-name="gr4" draw:text-style-name="P11" draw:layer="layout" svg:width="1.556cm" svg:height="0.962cm" svg:x="11.176cm" svg:y="7.366cm">
          <draw:text-box>
            <text:p><text:span text:style-name="T14">128</text:span></text:p>
          </draw:text-box>
        </draw:frame>
        <draw:frame draw:style-name="gr9" draw:text-style-name="P10" draw:layer="layout" svg:width="1.556cm" svg:height="0.963cm" svg:x="20.32cm" svg:y="18.087cm">
          <draw:text-box>
            <text:p><text:span text:style-name="T12">128</text:span></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Deleting nodes with 0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9.398cm" svg:y1="7.112cm" svg:x2="13.716cm" svg:y2="9.39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5.277cm" svg:height="2.384cm" svg:x="1.615cm" svg:y="18.393cm">
          <draw:text-box>
            <text:p><text:span text:style-name="T15">Green = updated</text:span><text:span text:style-name="T15"><text:line-break/></text:span><text:span text:style-name="T15">throughput</text:span></text:p>
            <text:p><text:span text:style-name="T9"/></text:p>
          </draw:text-box>
        </draw:frame>
        <draw:frame draw:style-name="gr4" draw:text-style-name="P10" draw:layer="layout" svg:width="1.556cm" svg:height="0.962cm" svg:x="2.54cm" svg:y="10.16cm">
          <draw:text-box>
            <text:p text:style-name="P12"><text:span text:style-name="T12">512</text:span></text:p>
          </draw:text-box>
        </draw:frame>
        <draw:frame draw:style-name="gr4" draw:text-style-name="P10" draw:layer="layout" svg:width="1.556cm" svg:height="0.962cm" svg:x="8.61cm" svg:y="18.034cm">
          <draw:text-box>
            <text:p><text:span text:style-name="T12">256</text:span></text:p>
          </draw:text-box>
        </draw:frame>
        <draw:frame draw:style-name="gr8" draw:text-style-name="P10" draw:layer="layout" svg:width="1.615cm" svg:height="0.962cm" svg:x="6.005cm" svg:y="6.096cm">
          <draw:text-box>
            <text:p><text:span text:style-name="T12">256</text:span></text:p>
          </draw:text-box>
        </draw:frame>
        <draw:frame draw:style-name="gr4" draw:text-style-name="P10" draw:layer="layout" svg:width="0.853cm" svg:height="0.962cm" svg:x="13.716cm" svg:y="7.874cm">
          <draw:text-box>
            <text:p><text:span text:style-name="T12">0</text:span></text:p>
          </draw:text-box>
        </draw:frame>
        <draw:frame draw:style-name="gr4" draw:text-style-name="P10" draw:layer="layout" svg:width="0.853cm" svg:height="0.962cm" svg:x="15.494cm" svg:y="14.224cm">
          <draw:text-box>
            <text:p><text:span text:style-name="T12">0</text:span></text:p>
          </draw:text-box>
        </draw:frame>
        <draw:frame draw:style-name="gr4" draw:text-style-name="P10" draw:layer="layout" svg:width="1.556cm" svg:height="0.962cm" svg:x="20.574cm" svg:y="5.588cm">
          <draw:text-box>
            <text:p><text:span text:style-name="T12">256</text:span></text:p>
          </draw:text-box>
        </draw:frame>
        <draw:frame draw:style-name="gr4" draw:text-style-name="P10" draw:layer="layout" svg:width="1.556cm" svg:height="0.962cm" svg:x="25.146cm" svg:y="11.43cm">
          <draw:text-box>
            <text:p><text:span text:style-name="T12">512</text:span></text:p>
          </draw:text-box>
        </draw:frame>
        <draw:frame draw:style-name="gr4" draw:text-style-name="P13" draw:layer="layout" svg:width="1.556cm" svg:height="0.962cm" svg:x="11.176cm" svg:y="7.366cm">
          <draw:text-box>
            <text:p><text:span text:style-name="T16">128</text:span></text:p>
          </draw:text-box>
        </draw:frame>
        <draw:frame draw:style-name="gr9" draw:text-style-name="P10" draw:layer="layout" svg:width="1.556cm" svg:height="0.963cm" svg:x="20.32cm" svg:y="18.087cm">
          <draw:text-box>
            <text:p><text:span text:style-name="T12">128</text:span></text:p>
          </draw:text-box>
        </draw:frame>
        <draw:path draw:style-name="gr10" draw:text-style-name="P14" draw:layer="layout" svg:width="4.062cm" svg:height="0.078cm" draw:transform="rotate (0.910014671989843) translate (12.9879887390738cm 11.2985723991248cm)" svg:viewBox="0 0 4063 79" svg:d="m0 77c589 17 1179-116 1766-66 602 52 1166-12 1751 59l546-27v0">
          <text:p/>
        </draw:path>
        <draw:path draw:style-name="gr10" draw:text-style-name="P14" draw:layer="layout" svg:width="3.929cm" svg:height="0.395cm" draw:transform="rotate (-0.279078147393894) translate (12.1160276374993cm 13.2459858486124cm)" svg:viewBox="0 0 3930 396" svg:d="m0 29c529-18 1057 40 1588 11s1077-96 1603 55l518 178 221 123">
          <text:p/>
        </draw:path>
        <draw:path draw:style-name="gr11" draw:text-style-name="P14" draw:layer="layout" svg:width="2.039cm" svg:height="0.365cm" draw:transform="rotate (0.111002940426839) translate (5.82358745403704cm 6.40944005054582cm)" svg:viewBox="0 0 2040 366" svg:d="m0 49c444-33 927-132 1343 104l475 188 222 25">
          <text:p/>
        </draw:path>
        <draw:frame draw:style-name="gr12" draw:text-style-name="P8" draw:layer="layout" svg:width="1.687cm" svg:height="0.962cm" svg:x="4.318cm" svg:y="6.096cm">
          <draw:text-box>
            <text:p><text:span text:style-name="T11">256</text:span></text:p>
          </draw:text-box>
        </draw:frame>
        <draw:path draw:style-name="gr13" draw:text-style-name="P14" draw:layer="layout" svg:width="1.972cm" svg:height="0.799cm" draw:transform="rotate (0.357268897883239) translate (8.15185895758382cm 18.7168888803155cm)" svg:viewBox="0 0 1973 800" svg:d="m0 795c528-1 1130 76 1559-327l324-357 90-111">
          <text:p/>
        </draw:path>
        <draw:path draw:style-name="gr13" draw:text-style-name="P14" draw:layer="layout" svg:width="1.776cm" svg:height="0.244cm" draw:transform="rotate (0.506320016003555) translate (8.67014598333602cm 18.844669907174cm)" svg:viewBox="0 0 1777 245" svg:d="m0 245c556-7 1120-42 1655-211l122-34">
          <text:p/>
        </draw:path>
        <draw:frame draw:style-name="gr14" draw:text-style-name="P8" draw:layer="layout" svg:width="2.064cm" svg:height="1.47cm" svg:x="7.366cm" svg:y="17.526cm">
          <draw:text-box>
            <text:p><text:span text:style-name="T11">128</text:span></text:p>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shing from node with min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15" draw:text-style-name="P4" draw:layer="layout" svg:x1="10.414cm" svg:y1="17.272cm" svg:x2="19.05cm" svg:y2="17.526cm">
          <text:p/>
        </draw:line>
        <draw:line draw:style-name="gr15"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16" draw:text-style-name="P7" draw:layer="layout" svg:width="1.556cm" svg:height="1.216cm" svg:x="13.462cm" svg:y="17.272cm">
          <draw:text-box>
            <text:p><text:span text:style-name="T9">128</text:span></text:p>
          </draw:text-box>
        </draw:frame>
        <draw:frame draw:style-name="gr4" draw:text-style-name="P7" draw:layer="layout" svg:width="5.417cm" svg:height="1.673cm" svg:x="1.615cm" svg:y="18.393cm">
          <draw:text-box>
            <text:p><text:span text:style-name="T12">Red = throughput</text:span></text:p>
            <text:p><text:span text:style-name="T9"/></text:p>
          </draw:text-box>
        </draw:frame>
        <draw:frame draw:style-name="gr4" draw:text-style-name="P9" draw:layer="layout" svg:width="1.556cm" svg:height="0.962cm" svg:x="2.54cm" svg:y="10.16cm">
          <draw:text-box>
            <text:p><text:span text:style-name="T13">512</text:span></text:p>
          </draw:text-box>
        </draw:frame>
        <draw:frame draw:style-name="gr4" draw:text-style-name="P10" draw:layer="layout" svg:width="1.556cm" svg:height="0.962cm" svg:x="8.61cm" svg:y="18.034cm">
          <draw:text-box>
            <text:p><text:span text:style-name="T12">128</text:span></text:p>
          </draw:text-box>
        </draw:frame>
        <draw:frame draw:style-name="gr8" draw:text-style-name="P10" draw:layer="layout" svg:width="1.615cm" svg:height="0.962cm" svg:x="6.005cm" svg:y="6.096cm">
          <draw:text-box>
            <text:p><text:span text:style-name="T12">256</text:span></text:p>
          </draw:text-box>
        </draw:frame>
        <draw:frame draw:style-name="gr4" draw:text-style-name="P10" draw:layer="layout" svg:width="1.556cm" svg:height="0.962cm" svg:x="20.574cm" svg:y="5.588cm">
          <draw:text-box>
            <text:p><text:span text:style-name="T12">256</text:span></text:p>
          </draw:text-box>
        </draw:frame>
        <draw:frame draw:style-name="gr4" draw:text-style-name="P10" draw:layer="layout" svg:width="1.556cm" svg:height="0.962cm" svg:x="25.146cm" svg:y="11.43cm">
          <draw:text-box>
            <text:p><text:span text:style-name="T12">512</text:span></text:p>
          </draw:text-box>
        </draw:frame>
        <draw:frame draw:style-name="gr9" draw:text-style-name="P10" draw:layer="layout" svg:width="1.556cm" svg:height="0.963cm" svg:x="20.32cm" svg:y="18.087cm">
          <draw:text-box>
            <text:p><text:span text:style-name="T12">128</text:span></text:p>
          </draw:text-box>
        </draw:frame>
        <draw:custom-shape draw:style-name="gr17" draw:text-style-name="P14" draw:layer="layout" svg:width="10.922cm" svg:height="5.842cm" svg:x="7.366cm" svg:y="8.382cm">
          <text:p text:style-name="P4"><text:span text:style-name="T11">Node 3</text:span><text:span text:style-name="T11"><text:line-break/></text:span><text:span text:style-name="T11">has Min</text:span><text:span text:style-name="T11"><text:line-break/></text:span><text:span text:style-name="T11">throughput.</text:span></text:p>
          <text:p text:style-name="P4"><text:span text:style-name="T11">We should “push” 128 </text:span><text:span text:style-name="T11"><text:line-break/></text:span><text:span text:style-name="T11">units of flow to 1 through</text:span><text:span text:style-name="T11"><text:line-break/></text:span><text:span text:style-name="T11">(3, 7) and (7, 1)</text:span></text:p>
          <text:p text:style-name="P4"><text:span text:style-name="T11"/></text:p>
          <draw:enhanced-geometry svg:viewBox="0 0 21600 21600" draw:text-areas="800 800 20800 20800" draw:type="round-rectangular-callout" draw:modifiers="3288.54710244438 29115.4543898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shing from node with min throughput (2)</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18" draw:text-style-name="P4" draw:layer="layout" svg:x1="10.414cm" svg:y1="17.272cm" svg:x2="19.05cm" svg:y2="17.526cm">
          <text:p/>
        </draw:line>
        <draw:line draw:style-name="gr19"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128</text:span></text:p>
          </draw:text-box>
        </draw:frame>
        <draw:frame draw:style-name="gr16" draw:text-style-name="P7" draw:layer="layout" svg:width="0.853cm" svg:height="1.216cm" svg:x="13.462cm" svg:y="17.272cm">
          <draw:text-box>
            <text:p><text:span text:style-name="T9">0</text:span></text:p>
          </draw:text-box>
        </draw:frame>
        <draw:frame draw:style-name="gr4" draw:text-style-name="P7" draw:layer="layout" svg:width="5.417cm" svg:height="1.673cm" svg:x="1.615cm" svg:y="18.393cm">
          <draw:text-box>
            <text:p><text:span text:style-name="T12">Red = throughput</text:span></text:p>
            <text:p><text:span text:style-name="T9"/></text:p>
          </draw:text-box>
        </draw:frame>
        <draw:frame draw:style-name="gr4" draw:text-style-name="P10" draw:layer="layout" svg:width="1.556cm" svg:height="0.962cm" svg:x="2.54cm" svg:y="10.16cm">
          <draw:text-box>
            <text:p text:style-name="P12"><text:span text:style-name="T12">512</text:span></text:p>
          </draw:text-box>
        </draw:frame>
        <draw:frame draw:style-name="gr4" draw:text-style-name="P10" draw:layer="layout" svg:width="0.853cm" svg:height="0.962cm" svg:x="8.61cm" svg:y="18.034cm">
          <draw:text-box>
            <text:p><text:span text:style-name="T12">0</text:span></text:p>
          </draw:text-box>
        </draw:frame>
        <draw:frame draw:style-name="gr8" draw:text-style-name="P10" draw:layer="layout" svg:width="1.615cm" svg:height="0.962cm" svg:x="6.005cm" svg:y="6.096cm">
          <draw:text-box>
            <text:p><text:span text:style-name="T12">256</text:span></text:p>
          </draw:text-box>
        </draw:frame>
        <draw:frame draw:style-name="gr4" draw:text-style-name="P10" draw:layer="layout" svg:width="1.556cm" svg:height="0.962cm" svg:x="20.574cm" svg:y="5.588cm">
          <draw:text-box>
            <text:p><text:span text:style-name="T12">256</text:span></text:p>
          </draw:text-box>
        </draw:frame>
        <draw:frame draw:style-name="gr4" draw:text-style-name="P10" draw:layer="layout" svg:width="1.556cm" svg:height="0.962cm" svg:x="25.146cm" svg:y="11.43cm">
          <draw:text-box>
            <text:p><text:span text:style-name="T12">384</text:span></text:p>
          </draw:text-box>
        </draw:frame>
        <draw:frame draw:style-name="gr9" draw:text-style-name="P10" draw:layer="layout" svg:width="1.556cm" svg:height="0.963cm" svg:x="20.32cm" svg:y="18.087cm">
          <draw:text-box>
            <text:p><text:span text:style-name="T12">0</text:span></text:p>
          </draw:text-box>
        </draw:frame>
        <draw:custom-shape draw:style-name="gr17" draw:text-style-name="P15" draw:layer="layout" svg:width="10.922cm" svg:height="5.842cm" svg:x="7.366cm" svg:y="8.382cm">
          <text:p text:style-name="P4"><text:span text:style-name="T17">Edge (3, 7) now is saturated.</text:span><text:span text:style-name="T17"><text:line-break/></text:span><text:span text:style-name="T17">Its new capacity is 0.</text:span><text:span text:style-name="T17"><text:line-break/></text:span><text:span text:style-name="T17">we should delete that edge.</text:span><text:span text:style-name="T17"><text:line-break/></text:span><text:span text:style-name="T17">Updating also throughputs of </text:span><text:span text:style-name="T17"><text:line-break/></text:span><text:span text:style-name="T17">nodes 3, 7, 1</text:span></text:p>
          <text:p text:style-name="P4"><text:span text:style-name="T17"/></text:p>
          <draw:enhanced-geometry svg:viewBox="0 0 21600 21600" draw:text-areas="800 800 20800 20800" draw:type="round-rectangular-callout" draw:modifiers="3288.54710244438 29115.4543898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lling flow from s to node 3</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15" draw:text-style-name="P4" draw:layer="layout" svg:x1="4.318cm" svg:y1="12.7cm" svg:x2="8.89cm" svg:y2="16.51cm">
          <text:p/>
        </draw:line>
        <draw:line draw:style-name="gr19"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16" draw:layer="layout" svg:width="1.556cm" svg:height="0.962cm" svg:x="5.588cm" svg:y="14.732cm">
          <draw:text-box>
            <text:p><text:span text:style-name="T18">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128</text:span></text:p>
          </draw:text-box>
        </draw:frame>
        <draw:frame draw:style-name="gr4" draw:text-style-name="P7" draw:layer="layout" svg:width="5.417cm" svg:height="1.673cm" svg:x="1.615cm" svg:y="18.393cm">
          <draw:text-box>
            <text:p><text:span text:style-name="T19">Red = throughput</text:span></text:p>
            <text:p><text:span text:style-name="T9"/></text:p>
          </draw:text-box>
        </draw:frame>
        <draw:frame draw:style-name="gr4" draw:text-style-name="P9" draw:layer="layout" svg:width="1.556cm" svg:height="0.962cm" svg:x="2.54cm" svg:y="10.16cm">
          <draw:text-box>
            <text:p><text:span text:style-name="T13">384</text:span></text:p>
          </draw:text-box>
        </draw:frame>
        <draw:frame draw:style-name="gr4" draw:text-style-name="P10" draw:layer="layout" svg:width="0.853cm" svg:height="0.962cm" svg:x="8.61cm" svg:y="18.034cm">
          <draw:text-box>
            <text:p><text:span text:style-name="T12">0</text:span></text:p>
          </draw:text-box>
        </draw:frame>
        <draw:frame draw:style-name="gr8" draw:text-style-name="P10" draw:layer="layout" svg:width="1.615cm" svg:height="0.962cm" svg:x="6.005cm" svg:y="6.096cm">
          <draw:text-box>
            <text:p><text:span text:style-name="T12">256</text:span></text:p>
          </draw:text-box>
        </draw:frame>
        <draw:frame draw:style-name="gr4" draw:text-style-name="P10" draw:layer="layout" svg:width="1.556cm" svg:height="0.962cm" svg:x="20.574cm" svg:y="5.588cm">
          <draw:text-box>
            <text:p><text:span text:style-name="T12">256</text:span></text:p>
          </draw:text-box>
        </draw:frame>
        <draw:frame draw:style-name="gr4" draw:text-style-name="P10" draw:layer="layout" svg:width="1.556cm" svg:height="0.962cm" svg:x="25.146cm" svg:y="11.43cm">
          <draw:text-box>
            <text:p><text:span text:style-name="T12">384</text:span></text:p>
          </draw:text-box>
        </draw:frame>
        <draw:frame draw:style-name="gr9" draw:text-style-name="P10" draw:layer="layout" svg:width="1.556cm" svg:height="0.963cm" svg:x="20.32cm" svg:y="18.087cm">
          <draw:text-box>
            <text:p><text:span text:style-name="T12">0</text:span></text:p>
          </draw:text-box>
        </draw:frame>
        <draw:custom-shape draw:style-name="gr17" draw:text-style-name="P15" draw:layer="layout" svg:width="10.922cm" svg:height="5.842cm" svg:x="7.366cm" svg:y="8.382cm">
          <text:p text:style-name="P4"><text:span text:style-name="T17">Pulling 128 units of flow from 0 to 3,</text:span><text:span text:style-name="T17"><text:line-break/></text:span><text:span text:style-name="T17">and updating capacity of (0, 3) = 256 – 128.</text:span><text:span text:style-name="T17"><text:line-break/></text:span><text:span text:style-name="T17">Also updating throuput of node 0</text:span></text:p>
          <text:p text:style-name="P4"><text:span text:style-name="T17"/></text:p>
          <draw:enhanced-geometry svg:viewBox="0 0 21600 21600" draw:text-areas="800 800 20800 20800" draw:type="round-rectangular-callout" draw:modifiers="3288.54710244438 29115.4543898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Deleting nodes with zero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4" draw:text-style-name="P7" draw:layer="layout" svg:width="5.417cm" svg:height="1.673cm" svg:x="1.615cm" svg:y="18.393cm">
          <draw:text-box>
            <text:p><text:span text:style-name="T19">Red = throughput</text:span></text:p>
            <text:p><text:span text:style-name="T9"/></text:p>
          </draw:text-box>
        </draw:frame>
        <draw:frame draw:style-name="gr4" draw:text-style-name="P9" draw:layer="layout" svg:width="1.556cm" svg:height="0.962cm" svg:x="2.54cm" svg:y="10.16cm">
          <draw:text-box>
            <text:p><text:span text:style-name="T13">256</text:span></text:p>
          </draw:text-box>
        </draw:frame>
        <draw:frame draw:style-name="gr8" draw:text-style-name="P10" draw:layer="layout" svg:width="1.615cm" svg:height="0.962cm" svg:x="6.005cm" svg:y="6.096cm">
          <draw:text-box>
            <text:p><text:span text:style-name="T12">256</text:span></text:p>
          </draw:text-box>
        </draw:frame>
        <draw:frame draw:style-name="gr4" draw:text-style-name="P10" draw:layer="layout" svg:width="1.556cm" svg:height="0.962cm" svg:x="20.574cm" svg:y="5.588cm">
          <draw:text-box>
            <text:p><text:span text:style-name="T12">256</text:span></text:p>
          </draw:text-box>
        </draw:frame>
        <draw:frame draw:style-name="gr4" draw:text-style-name="P10" draw:layer="layout" svg:width="1.556cm" svg:height="0.962cm" svg:x="25.146cm" svg:y="11.43cm">
          <draw:text-box>
            <text:p><text:span text:style-name="T12">256</text:span></text:p>
          </draw:text-box>
        </draw:frame>
        <draw:frame draw:style-name="gr20" draw:text-style-name="P8" draw:layer="layout" svg:width="18.671cm" svg:height="0.962cm" svg:x="5.588cm" svg:y="16.256cm">
          <draw:text-box>
            <text:p><text:span text:style-name="T11">Deleted nodes 3 and 7 and updated throughput of nodes 1 and 0</text:span></text:p>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shing from node with min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4.318cm" svg:y1="11.43cm" svg:x2="8.128cm" svg:y2="7.112cm">
          <svg:title>asfd</svg:title>
          <svg:desc>dsf</svg:desc>
          <text:p/>
        </draw:line>
        <draw:line draw:style-name="gr22" draw:text-style-name="P4" draw:layer="layout" svg:x1="9.398cm" svg:y1="6.35cm" svg:x2="19.05cm" svg:y2="6.604cm">
          <text:p/>
        </draw:line>
        <draw:line draw:style-name="gr22"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4" draw:text-style-name="P7" draw:layer="layout" svg:width="0.502cm" svg:height="1.673cm" svg:x="1.615cm" svg:y="18.393cm">
          <draw:text-box>
            <text:p><text:span text:style-name="T19"/></text:p>
            <text:p><text:span text:style-name="T9"/></text:p>
          </draw:text-box>
        </draw:frame>
        <draw:frame draw:style-name="gr4" draw:text-style-name="P9" draw:layer="layout" svg:width="1.556cm" svg:height="0.962cm" svg:x="2.54cm" svg:y="10.16cm">
          <draw:text-box>
            <text:p><text:span text:style-name="T13">256</text:span></text:p>
          </draw:text-box>
        </draw:frame>
        <draw:frame draw:style-name="gr8" draw:text-style-name="P10" draw:layer="layout" svg:width="1.615cm" svg:height="0.962cm" svg:x="6.005cm" svg:y="6.096cm">
          <draw:text-box>
            <text:p><text:span text:style-name="T12">256</text:span></text:p>
          </draw:text-box>
        </draw:frame>
        <draw:frame draw:style-name="gr4" draw:text-style-name="P10" draw:layer="layout" svg:width="1.556cm" svg:height="0.962cm" svg:x="20.574cm" svg:y="5.588cm">
          <draw:text-box>
            <text:p><text:span text:style-name="T12">256</text:span></text:p>
          </draw:text-box>
        </draw:frame>
        <draw:frame draw:style-name="gr4" draw:text-style-name="P10" draw:layer="layout" svg:width="1.556cm" svg:height="0.962cm" svg:x="25.146cm" svg:y="11.43cm">
          <draw:text-box>
            <text:p><text:span text:style-name="T12">256</text:span></text:p>
          </draw:text-box>
        </draw:frame>
        <draw:frame draw:style-name="gr20" draw:text-style-name="P13" draw:layer="layout" svg:width="11.284cm" svg:height="3.095cm" svg:x="5.588cm" svg:y="16.256cm">
          <draw:text-box>
            <text:p><text:span text:style-name="T17">Pushing 256 units of flow from node 0.</text:span></text:p>
            <text:p><text:span text:style-name="T17"/></text:p>
            <text:p><text:span text:style-name="T17"/></text:p>
            <text:p><text:span text:style-name="T17"/></text:p>
          </draw:text-box>
        </draw:frame>
        <draw:path draw:style-name="gr23" draw:text-style-name="P4" draw:layer="layout" svg:width="2.747cm" svg:height="3.988cm" draw:transform="rotate (-2.72149190263476) translate (5.67501335697039cm 13.0518157650934cm)" svg:viewBox="0 0 2748 3989" svg:d="m1176 3917c570 214 1198-155 1458-626 295-535-56-1150-234-1676-188-556-792-753-1040-1300-318-700-1248-89-1326 439-80 553-20 1134 193 1658l208 633 268 611 195 333">
          <text:p/>
        </draw:path>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Deleting saturated arcs</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4.318cm" svg:y1="11.43cm" svg:x2="8.128cm" svg:y2="7.112cm">
          <svg:title>asfd</svg:title>
          <svg:desc>dsf</svg:desc>
          <text:p/>
        </draw:line>
        <draw:line draw:style-name="gr22" draw:text-style-name="P4" draw:layer="layout" svg:x1="9.398cm" svg:y1="6.35cm" svg:x2="19.05cm" svg:y2="6.604cm">
          <text:p/>
        </draw:line>
        <draw:line draw:style-name="gr22"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4" draw:text-style-name="P7" draw:layer="layout" svg:width="0.502cm" svg:height="1.673cm" svg:x="1.615cm" svg:y="18.393cm">
          <draw:text-box>
            <text:p><text:span text:style-name="T19"/></text:p>
            <text:p><text:span text:style-name="T9"/></text:p>
          </draw:text-box>
        </draw:frame>
        <draw:frame draw:style-name="gr4" draw:text-style-name="P9" draw:layer="layout" svg:width="1.556cm" svg:height="0.962cm" svg:x="2.54cm" svg:y="10.16cm">
          <draw:text-box>
            <text:p><text:span text:style-name="T13">256</text:span></text:p>
          </draw:text-box>
        </draw:frame>
        <draw:frame draw:style-name="gr8" draw:text-style-name="P10" draw:layer="layout" svg:width="1.615cm" svg:height="0.962cm" svg:x="6.005cm" svg:y="6.096cm">
          <draw:text-box>
            <text:p><text:span text:style-name="T12">256</text:span></text:p>
          </draw:text-box>
        </draw:frame>
        <draw:frame draw:style-name="gr4" draw:text-style-name="P10" draw:layer="layout" svg:width="1.556cm" svg:height="0.962cm" svg:x="20.574cm" svg:y="5.588cm">
          <draw:text-box>
            <text:p><text:span text:style-name="T12">256</text:span></text:p>
          </draw:text-box>
        </draw:frame>
        <draw:frame draw:style-name="gr4" draw:text-style-name="P10" draw:layer="layout" svg:width="1.556cm" svg:height="0.962cm" svg:x="25.146cm" svg:y="11.43cm">
          <draw:text-box>
            <text:p><text:span text:style-name="T12">256</text:span></text:p>
          </draw:text-box>
        </draw:frame>
        <draw:frame draw:style-name="gr24" draw:text-style-name="P13" draw:layer="layout" svg:width="12.444cm" svg:height="7.361cm" svg:x="6.858cm" svg:y="12.7cm">
          <draw:text-box>
            <text:p><text:span text:style-name="T17">We pushed 256 units of flow through:</text:span><text:span text:style-name="T17"><text:line-break/></text:span><text:span text:style-name="T17">(0,2), (2, 6), (6, 1). There is no need to pull</text:span><text:span text:style-name="T17"><text:line-break/></text:span><text:span text:style-name="T17">because node 0 was the source node.</text:span><text:span text:style-name="T17"><text:line-break/></text:span><text:span text:style-name="T17"/></text:p>
            <text:p><text:span text:style-name="T17">Node 1 (sink) is not reachable from 0.</text:span><text:span text:style-name="T17"><text:line-break/></text:span><text:span text:style-name="T17">So we have to add the flow to the original </text:span><text:span text:style-name="T17"><text:line-break/></text:span><text:span text:style-name="T17">network and start again by building the </text:span><text:span text:style-name="T17"><text:line-break/></text:span><text:span text:style-name="T17">new auxiliary.</text:span></text:p>
            <text:p><text:span text:style-name="T17"/></text:p>
            <text:p><text:span text:style-name="T17"/></text:p>
          </draw:text-box>
        </draw:frame>
        <draw:path draw:style-name="gr23" draw:text-style-name="P4" draw:layer="layout" svg:width="2.747cm" svg:height="3.988cm" draw:transform="rotate (-2.72149190263476) translate (5.67501335697039cm 13.0518157650934cm)" svg:viewBox="0 0 2748 3989" svg:d="m1176 3917c570 214 1198-155 1458-626 295-535-56-1150-234-1676-188-556-792-753-1040-1300-318-700-1248-89-1326 439-80 553-20 1134 193 1658l208 633 268 611 195 333">
          <text:p/>
        </draw:path>
        <draw:path draw:style-name="gr25" draw:text-style-name="P4" draw:layer="layout" svg:width="4.298cm" svg:height="1.867cm" draw:transform="rotate (0.198269403026556) translate (4.75297936780233cm 8.02689730573448cm)" svg:viewBox="0 0 4299 1868" svg:d="m0 0c643-7 1150 387 1697 661 446 224 893 264 1336 405 473 151 891 437 1266 759l-9 43">
          <text:p/>
        </draw:path>
        <draw:path draw:style-name="gr25" draw:text-style-name="P4" draw:layer="layout" svg:width="3.763cm" svg:height="0.563cm" draw:transform="rotate (-2.19195900757968) translate (15.9669603885136cm 5.24911864859288cm)" svg:viewBox="0 0 3764 564" svg:d="m0 4c752-43 1450 300 2199 300l590 130 589 129 386 1">
          <text:p/>
        </draw:path>
        <draw:path draw:style-name="gr25" draw:text-style-name="P4" draw:layer="layout" svg:width="3.512cm" svg:height="0.303cm" draw:transform="rotate (-2.58378542465241) translate (22.8911541297056cm 7.69268467069286cm)" svg:viewBox="0 0 3513 304" svg:d="m0 293c531-1 1062 30 1593-10 586-45 1135-365 1734-239l186-44">
          <text:p/>
        </draw:path>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Updating flows in original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4" draw:layer="layout" svg:x1="9.398cm" svg:y1="7.112cm" svg:x2="13.716cm" svg:y2="9.398cm">
          <text:p/>
        </draw:line>
        <draw:line draw:style-name="gr3" draw:text-style-name="P4" draw:layer="layout" svg:x1="14.732cm" svg:y1="10.414cm" svg:x2="19.304cm" svg:y2="17.01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26" draw:text-style-name="P7" draw:layer="layout" svg:width="3.334cm" svg:height="0.962cm" svg:x="2.794cm" svg:y="8.89cm">
          <draw:text-box>
            <text:p><text:span text:style-name="T20">256</text:span><text:span text:style-name="T9">/256</text:span></text:p>
          </draw:text-box>
        </draw:frame>
        <draw:frame draw:style-name="gr27" draw:text-style-name="P7" draw:layer="layout" svg:width="4.058cm" svg:height="0.962cm" svg:x="4.318cm" svg:y="14.732cm">
          <draw:text-box>
            <text:p><text:span text:style-name="T20">128</text:span><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2.788cm" svg:height="1.524cm" svg:x="12.954cm" svg:y="5.588cm">
          <draw:text-box>
            <text:p><text:span text:style-name="T20">256</text:span><text:span text:style-name="T9">/256</text:span></text:p>
          </draw:text-box>
        </draw:frame>
        <draw:frame draw:style-name="gr6" draw:text-style-name="P7" draw:layer="layout" svg:width="2.788cm" svg:height="0.962cm" svg:x="21.812cm" svg:y="8.436cm">
          <draw:text-box>
            <text:p><text:span text:style-name="T20">256</text:span><text:span text:style-name="T9">/256</text:span></text:p>
          </draw:text-box>
        </draw:frame>
        <draw:frame draw:style-name="gr7" draw:text-style-name="P7" draw:layer="layout" svg:width="2.788cm" svg:height="1.016cm" svg:x="22.352cm" svg:y="15.24cm">
          <draw:text-box>
            <text:p><text:span text:style-name="T20">128</text:span><text:span text:style-name="T9">/256</text:span></text:p>
          </draw:text-box>
        </draw:frame>
        <draw:frame draw:style-name="gr4" draw:text-style-name="P7" draw:layer="layout" svg:width="2.788cm" svg:height="0.962cm" svg:x="13.462cm" svg:y="17.526cm">
          <draw:text-box>
            <text:p><text:span text:style-name="T20">128</text:span><text:span text:style-name="T9">/128</text:span></text:p>
          </draw:text-box>
        </draw:frame>
        <draw:frame draw:style-name="gr4" draw:text-style-name="P7" draw:layer="layout" svg:width="1.556cm" svg:height="0.962cm" svg:x="17.78cm" svg:y="13.77cm">
          <draw:text-box>
            <text:p><text:span text:style-name="T9">128</text:span></text:p>
          </draw:text-box>
        </draw:frame>
        <draw:frame draw:style-name="gr4" draw:text-style-name="P7" draw:layer="layout" svg:width="1.556cm" svg:height="0.962cm" svg:x="17.526cm" svg:y="10.16cm">
          <draw:text-box>
            <text:p><text:span text:style-name="T9">128</text:span></text:p>
          </draw:text-box>
        </draw:frame>
        <draw:frame draw:style-name="gr4" draw:text-style-name="P7" draw:layer="layout" svg:width="0.502cm" svg:height="1.673cm" svg:x="2.794cm" svg:y="18.796cm">
          <draw:text-box>
            <text:p><text:span text:style-name="T9"/></text:p>
            <text:p><text:span text:style-name="T9"/></text:p>
          </draw:text-box>
        </draw:frame>
        <draw:frame draw:style-name="gr9" draw:layer="layout" svg:width="1.556cm" svg:height="0.963cm" svg:x="10.16cm" svg:y="8.435cm">
          <draw:text-box>
            <text:p><text:span text:style-name="T9">128</text:span></text:p>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Building residual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3.556cm" svg:y1="12.954cm" svg:x2="8.636cm" svg:y2="17.526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17" draw:layer="layout" svg:x1="9.398cm" svg:y1="7.112cm" svg:x2="13.716cm" svg:y2="9.398cm">
          <text:p/>
        </draw:line>
        <draw:line draw:style-name="gr3" draw:text-style-name="P4" draw:layer="layout" svg:x1="14.732cm" svg:y1="10.414cm" svg:x2="19.304cm" svg:y2="17.018cm">
          <text:p/>
        </draw:line>
        <draw:frame draw:style-name="gr28" draw:text-style-name="P7" draw:layer="layout" svg:width="1.556cm" svg:height="0.962cm" svg:x="4.54cm" svg:y="8.38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4" draw:text-style-name="P7" draw:layer="layout" svg:width="1.556cm" svg:height="0.962cm" svg:x="13.716cm" svg:y="17.78cm">
          <draw:text-box>
            <text:p><text:span text:style-name="T9">128</text:span></text:p>
          </draw:text-box>
        </draw:frame>
        <draw:frame draw:style-name="gr4" draw:text-style-name="P7" draw:layer="layout" svg:width="1.556cm" svg:height="0.962cm" svg:x="17.78cm" svg:y="13.77cm">
          <draw:text-box>
            <text:p><text:span text:style-name="T9">128</text:span></text:p>
          </draw:text-box>
        </draw:frame>
        <draw:frame draw:style-name="gr4" draw:text-style-name="P7" draw:layer="layout" svg:width="1.556cm" svg:height="0.962cm" svg:x="17.526cm" svg:y="10.16cm">
          <draw:text-box>
            <text:p><text:span text:style-name="T9">128</text:span></text:p>
          </draw:text-box>
        </draw:frame>
        <draw:frame draw:style-name="gr4" draw:text-style-name="P7" draw:layer="layout" svg:width="0.502cm" svg:height="1.673cm" svg:x="2.794cm" svg:y="18.796cm">
          <draw:text-box>
            <text:p><text:span text:style-name="T9"/></text:p>
            <text:p><text:span text:style-name="T9"/></text:p>
          </draw:text-box>
        </draw:frame>
        <draw:line draw:style-name="gr29" draw:text-style-name="P4" draw:layer="layout" svg:x1="8.128cm" svg:y1="7.112cm" svg:x2="4.318cm" svg:y2="11.43cm">
          <text:p/>
        </draw:line>
        <draw:line draw:style-name="gr29" draw:text-style-name="P4" draw:layer="layout" svg:x1="18.796cm" svg:y1="7.112cm" svg:x2="9.652cm" svg:y2="6.35cm">
          <text:p/>
        </draw:line>
        <draw:line draw:style-name="gr29" draw:text-style-name="P4" draw:layer="layout" svg:x1="23.368cm" svg:y1="11.176cm" svg:x2="20.32cm" svg:y2="7.62cm">
          <text:p/>
        </draw:line>
        <draw:frame draw:style-name="gr30" draw:layer="layout" svg:width="1.556cm" svg:height="0.962cm" svg:x="11.938cm" svg:y="7.62cm">
          <draw:text-box>
            <text:p>128</text:p>
          </draw:text-box>
        </draw:frame>
        <draw:line draw:style-name="gr29" draw:text-style-name="P4" draw:layer="layout" svg:x1="9.652cm" svg:y1="16.256cm" svg:x2="4.064cm" svg:y2="12.446cm">
          <text:p/>
        </draw:line>
        <draw:frame draw:style-name="gr30" draw:layer="layout" svg:width="1.556cm" svg:height="0.962cm" svg:x="4.572cm" svg:y="15.494cm">
          <draw:text-box>
            <text:p>128</text:p>
          </draw:text-box>
        </draw:frame>
        <draw:frame draw:style-name="gr30" draw:layer="layout" svg:width="1.556cm" svg:height="0.962cm" svg:x="6.858cm" svg:y="13.716cm">
          <draw:text-box>
            <text:p>128</text:p>
          </draw:text-box>
        </draw:frame>
        <draw:line draw:style-name="gr29" draw:text-style-name="P4" draw:layer="layout" svg:x1="18.796cm" svg:y1="17.272cm" svg:x2="10.414cm" svg:y2="17.272cm">
          <text:p/>
        </draw:line>
        <draw:line draw:style-name="gr29" draw:text-style-name="P4" draw:layer="layout" svg:x1="23.622cm" svg:y1="12.954cm" svg:x2="20.574cm" svg:y2="17.526cm">
          <text:p/>
        </draw:line>
        <draw:line draw:style-name="gr29" draw:text-style-name="P4" draw:layer="layout" svg:x1="19.558cm" svg:y1="16.51cm" svg:x2="22.86cm" svg:y2="12.446cm">
          <text:p/>
        </draw:line>
        <draw:frame draw:style-name="gr31" draw:text-style-name="P7" draw:layer="layout" svg:width="1.556cm" svg:height="0.963cm" svg:x="22.574cm" svg:y="14.785cm">
          <draw:text-box>
            <text:p><text:span text:style-name="T9">128</text:span></text:p>
          </draw:text-box>
        </draw:frame>
        <draw:frame draw:style-name="gr31" draw:text-style-name="P7" draw:layer="layout" svg:width="1.556cm" svg:height="0.963cm" svg:x="19.812cm" svg:y="13.208cm">
          <draw:text-box>
            <text:p><text:span text:style-name="T9">128</text:span></text:p>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Building auxiliarry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3.556cm" svg:y1="12.954cm" svg:x2="8.636cm" svg:y2="17.526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17" draw:layer="layout" svg:x1="9.398cm" svg:y1="7.112cm" svg:x2="13.716cm" svg:y2="9.398cm">
          <text:p/>
        </draw:line>
        <draw:line draw:style-name="gr3" draw:text-style-name="P4" draw:layer="layout" svg:x1="14.732cm" svg:y1="10.414cm" svg:x2="19.304cm" svg:y2="17.018cm">
          <text:p/>
        </draw:lin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4" draw:text-style-name="P7" draw:layer="layout" svg:width="1.556cm" svg:height="0.962cm" svg:x="17.78cm" svg:y="13.77cm">
          <draw:text-box>
            <text:p><text:span text:style-name="T9">128</text:span></text:p>
          </draw:text-box>
        </draw:frame>
        <draw:frame draw:style-name="gr4" draw:text-style-name="P7" draw:layer="layout" svg:width="1.556cm" svg:height="0.962cm" svg:x="17.526cm" svg:y="10.16cm">
          <draw:text-box>
            <text:p><text:span text:style-name="T9">128</text:span></text:p>
          </draw:text-box>
        </draw:frame>
        <draw:frame draw:style-name="gr4" draw:text-style-name="P7" draw:layer="layout" svg:width="0.502cm" svg:height="1.673cm" svg:x="2.794cm" svg:y="18.796cm">
          <draw:text-box>
            <text:p><text:span text:style-name="T9"/></text:p>
            <text:p><text:span text:style-name="T9"/></text:p>
          </draw:text-box>
        </draw:frame>
        <draw:line draw:style-name="gr29" draw:text-style-name="P4" draw:layer="layout" svg:x1="18.796cm" svg:y1="7.112cm" svg:x2="9.652cm" svg:y2="6.35cm">
          <text:p/>
        </draw:line>
        <draw:frame draw:style-name="gr30" draw:text-style-name="P7" draw:layer="layout" svg:width="1.556cm" svg:height="0.962cm" svg:x="11.938cm" svg:y="7.62cm">
          <draw:text-box>
            <text:p><text:span text:style-name="T9">128</text:span></text:p>
          </draw:text-box>
        </draw:frame>
        <draw:frame draw:style-name="gr30" draw:text-style-name="P7" draw:layer="layout" svg:width="1.556cm" svg:height="0.962cm" svg:x="4.572cm" svg:y="15.494cm">
          <draw:text-box>
            <text:p><text:span text:style-name="T9">128</text:span></text:p>
          </draw:text-box>
        </draw:frame>
        <draw:line draw:style-name="gr29" draw:text-style-name="P4" draw:layer="layout" svg:x1="19.558cm" svg:y1="16.51cm" svg:x2="22.86cm" svg:y2="12.446cm">
          <text:p/>
        </draw:line>
        <draw:frame draw:style-name="gr31" draw:text-style-name="P7" draw:layer="layout" svg:width="1.556cm" svg:height="0.963cm" svg:x="19.812cm" svg:y="13.208cm">
          <draw:text-box>
            <text:p><text:span text:style-name="T9">128</text:span></text:p>
          </draw:text-box>
        </draw:frame>
        <draw:frame draw:style-name="gr30" draw:text-style-name="P12" draw:layer="layout" svg:width="1.556cm" svg:height="0.962cm" svg:x="3.048cm" svg:y="10.16cm">
          <draw:text-box>
            <text:p><text:span text:style-name="T21">128</text:span></text:p>
          </draw:text-box>
        </draw:frame>
        <draw:frame draw:style-name="gr31" draw:layer="layout" svg:width="1.556cm" svg:height="0.963cm" svg:x="10.128cm" svg:y="17.833cm">
          <draw:text-box>
            <text:p><text:span text:style-name="T21">128</text:span></text:p>
          </draw:text-box>
        </draw:frame>
        <draw:frame draw:style-name="gr32" draw:layer="layout" svg:width="3.048cm" svg:height="1.27cm" svg:x="6.858cm" svg:y="7.366cm">
          <draw:text-box>
            <text:p><text:span text:style-name="T21">128</text:span></text:p>
          </draw:text-box>
        </draw:frame>
        <draw:frame draw:style-name="gr31" draw:layer="layout" svg:width="1.556cm" svg:height="0.963cm" svg:x="14.7cm" svg:y="14.732cm">
          <draw:text-box>
            <text:p><text:span text:style-name="T21">128</text:span></text:p>
          </draw:text-box>
        </draw:frame>
        <draw:frame draw:style-name="gr31" draw:layer="layout" svg:width="1.556cm" svg:height="0.963cm" svg:x="22.32cm" svg:y="9.959cm">
          <draw:text-box>
            <text:p><text:span text:style-name="T21">128</text:span></text:p>
          </draw:text-box>
        </draw:frame>
        <draw:frame draw:style-name="gr31" draw:layer="layout" svg:width="1.556cm" svg:height="0.963cm" svg:x="20.542cm" svg:y="7.62cm">
          <draw:text-box>
            <text:p><text:span text:style-name="T21">128</text:span></text:p>
          </draw:text-box>
        </draw:frame>
        <draw:frame draw:style-name="gr31" draw:layer="layout" svg:width="1.556cm" svg:height="0.963cm" svg:x="20.828cm" svg:y="17.071cm">
          <draw:text-box draw:corner-radius="9.901cm">
            <text:p><text:span text:style-name="T21">128</text:span></text:p>
          </draw:text-box>
        </draw:frame>
        <draw:frame draw:style-name="gr31" draw:layer="layout" svg:width="1.556cm" svg:height="0.963cm" svg:x="14.986cm" svg:y="8.689cm">
          <draw:text-box>
            <text:p><text:span text:style-name="T21">128</text:span></text:p>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shing from node with min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4" draw:layer="layout" svg:x1="3.556cm" svg:y1="12.954cm" svg:x2="8.636cm" svg:y2="17.526cm">
          <text:p/>
        </draw:line>
        <draw:line draw:style-name="gr22" draw:text-style-name="P4" draw:layer="layout" svg:x1="10.16cm" svg:y1="16.51cm" svg:x2="13.716cm" svg:y2="14.732cm">
          <text:p/>
        </draw:line>
        <draw:line draw:style-name="gr22" draw:text-style-name="P4" draw:layer="layout" svg:x1="14.732cm" svg:y1="13.97cm" svg:x2="19.304cm" svg:y2="7.62cm">
          <text:p/>
        </draw:line>
        <draw:line draw:style-name="gr34" draw:text-style-name="P17" draw:layer="layout" svg:x1="9.398cm" svg:y1="7.112cm" svg:x2="13.716cm" svg:y2="9.398cm">
          <text:p/>
        </draw:line>
        <draw:line draw:style-name="gr34" draw:text-style-name="P4" draw:layer="layout" svg:x1="14.732cm" svg:y1="10.414cm" svg:x2="19.304cm" svg:y2="17.018cm">
          <text:p/>
        </draw:lin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4" draw:text-style-name="P7" draw:layer="layout" svg:width="1.556cm" svg:height="0.962cm" svg:x="17.78cm" svg:y="13.77cm">
          <draw:text-box>
            <text:p><text:span text:style-name="T9">128</text:span></text:p>
          </draw:text-box>
        </draw:frame>
        <draw:frame draw:style-name="gr4" draw:text-style-name="P7" draw:layer="layout" svg:width="1.556cm" svg:height="0.962cm" svg:x="17.526cm" svg:y="10.16cm">
          <draw:text-box>
            <text:p><text:span text:style-name="T9">128</text:span></text:p>
          </draw:text-box>
        </draw:frame>
        <draw:frame draw:style-name="gr4" draw:text-style-name="P7" draw:layer="layout" svg:width="0.502cm" svg:height="1.673cm" svg:x="2.794cm" svg:y="18.796cm">
          <draw:text-box>
            <text:p><text:span text:style-name="T9"/></text:p>
            <text:p><text:span text:style-name="T9"/></text:p>
          </draw:text-box>
        </draw:frame>
        <draw:line draw:style-name="gr34" draw:text-style-name="P4" draw:layer="layout" svg:x1="18.796cm" svg:y1="7.112cm" svg:x2="9.652cm" svg:y2="6.35cm">
          <text:p/>
        </draw:line>
        <draw:frame draw:style-name="gr30" draw:text-style-name="P7" draw:layer="layout" svg:width="1.556cm" svg:height="0.962cm" svg:x="11.938cm" svg:y="7.62cm">
          <draw:text-box>
            <text:p><text:span text:style-name="T9">128</text:span></text:p>
          </draw:text-box>
        </draw:frame>
        <draw:frame draw:style-name="gr30" draw:text-style-name="P7" draw:layer="layout" svg:width="1.556cm" svg:height="0.962cm" svg:x="4.572cm" svg:y="15.494cm">
          <draw:text-box>
            <text:p><text:span text:style-name="T9">128</text:span></text:p>
          </draw:text-box>
        </draw:frame>
        <draw:line draw:style-name="gr34" draw:text-style-name="P4" draw:layer="layout" svg:x1="19.558cm" svg:y1="16.51cm" svg:x2="22.86cm" svg:y2="12.446cm">
          <text:p/>
        </draw:line>
        <draw:frame draw:style-name="gr31" draw:text-style-name="P7" draw:layer="layout" svg:width="1.556cm" svg:height="0.963cm" svg:x="19.812cm" svg:y="13.208cm">
          <draw:text-box>
            <text:p><text:span text:style-name="T9">128</text:span></text:p>
          </draw:text-box>
        </draw:frame>
        <draw:frame draw:style-name="gr30" draw:text-style-name="P10" draw:layer="layout" svg:width="1.556cm" svg:height="0.962cm" svg:x="3.048cm" svg:y="10.16cm">
          <draw:text-box>
            <text:p><text:span text:style-name="T12">128</text:span></text:p>
          </draw:text-box>
        </draw:frame>
        <draw:frame draw:style-name="gr31" draw:text-style-name="P7" draw:layer="layout" svg:width="1.556cm" svg:height="0.963cm" svg:x="10.128cm" svg:y="17.833cm">
          <draw:text-box>
            <text:p><text:span text:style-name="T12">128</text:span></text:p>
          </draw:text-box>
        </draw:frame>
        <draw:frame draw:style-name="gr32" draw:text-style-name="P7" draw:layer="layout" svg:width="3.048cm" svg:height="1.27cm" svg:x="6.858cm" svg:y="7.366cm">
          <draw:text-box>
            <text:p><text:span text:style-name="T12">128</text:span></text:p>
          </draw:text-box>
        </draw:frame>
        <draw:frame draw:style-name="gr31" draw:text-style-name="P7" draw:layer="layout" svg:width="1.556cm" svg:height="0.963cm" svg:x="14.7cm" svg:y="14.732cm">
          <draw:text-box>
            <text:p><text:span text:style-name="T12">128</text:span></text:p>
          </draw:text-box>
        </draw:frame>
        <draw:frame draw:style-name="gr31" draw:text-style-name="P7" draw:layer="layout" svg:width="1.556cm" svg:height="0.963cm" svg:x="22.32cm" svg:y="9.959cm">
          <draw:text-box>
            <text:p><text:span text:style-name="T12">128</text:span></text:p>
          </draw:text-box>
        </draw:frame>
        <draw:frame draw:style-name="gr31" draw:text-style-name="P7" draw:layer="layout" svg:width="1.556cm" svg:height="0.963cm" svg:x="20.542cm" svg:y="7.62cm">
          <draw:text-box>
            <text:p><text:span text:style-name="T12">128</text:span></text:p>
          </draw:text-box>
        </draw:frame>
        <draw:frame draw:style-name="gr31" draw:text-style-name="P7" draw:layer="layout" svg:width="1.556cm" svg:height="0.963cm" svg:x="20.828cm" svg:y="17.071cm">
          <draw:text-box draw:corner-radius="9.901cm">
            <text:p><text:span text:style-name="T12">128</text:span></text:p>
          </draw:text-box>
        </draw:frame>
        <draw:frame draw:style-name="gr31" draw:text-style-name="P7" draw:layer="layout" svg:width="1.556cm" svg:height="0.963cm" svg:x="14.986cm" svg:y="8.689cm">
          <draw:text-box>
            <text:p><text:span text:style-name="T12">128</text:span></text:p>
          </draw:text-box>
        </draw:frame>
        <draw:path draw:style-name="gr35" draw:text-style-name="P4" draw:layer="layout" svg:width="4.833cm" svg:height="4.756cm" draw:transform="skewX (-5.57645845746662E-017) rotate (-2.03330857857339) translate (7.03434362372762cm 10.1056520650665cm)" svg:viewBox="0 0 4834 4757" svg:d="m1722 4597c510-18 1032-9 1525-159 490-149 839-583 1025-1062 200-517 566-980 562-1583-4-598-443-983-840-1285-465-353-1113-616-1684-464-533 143-1048 279-1525 561-469 276-885 775-764 1383 106 524 338 999 539 1484 224 538 768 771 1243 984l201 301">
          <text:p/>
        </draw:path>
        <draw:path draw:style-name="gr35" draw:text-style-name="P4" draw:layer="layout" svg:width="4.04cm" svg:height="1.021cm" draw:transform="rotate (0.949110047234516) translate (4.08cm 15.875cm)" svg:viewBox="0 0 4041 1022" svg:d="m0 0c673 14 1347 73 2017 44 688-29 1010 528 1544 770l480 208v0">
          <text:p/>
        </draw:path>
        <draw:path draw:style-name="gr35" draw:text-style-name="P4" draw:layer="layout" svg:width="3.836cm" svg:height="0.538cm" draw:transform="rotate (2.35619449019234) translate (14.126cm 17.714cm)" svg:viewBox="0 0 3837 539" svg:d="m0 0c644 16 1269 175 1903 317 581 131 1193 60 1776 190l158 32">
          <text:p/>
        </draw:path>
        <draw:path draw:style-name="gr35" draw:text-style-name="P4" draw:layer="layout" svg:width="2.6cm" svg:height="1.504cm" draw:transform="rotate (-1.5707963267949) translate (18.206cm 9.373cm)" svg:viewBox="0 0 2601 1505" svg:d="m0 1479c501 122 946-206 1345-448l449-359 493-314 314-358">
          <text:p/>
        </draw:path>
        <draw:polyline draw:style-name="gr35" draw:text-style-name="P4" draw:layer="layout" svg:width="1.108cm" svg:height="0.094cm" draw:transform="rotate (0.785398163397448) translate (13.005cm 6.368cm)" svg:viewBox="0 0 1109 95" draw:points="0,0 602,32 1109,95">
          <text:p/>
        </draw:polyline>
        <draw:frame draw:style-name="gr36" draw:layer="layout" svg:width="1.758cm" svg:height="1.164cm" svg:x="14.986cm" svg:y="5.186cm">
          <draw:text-box>
            <text:p>128</text:p>
          </draw:text-box>
        </draw:frame>
        <draw:path draw:style-name="gr35" draw:text-style-name="P4" draw:layer="layout" svg:width="2.485cm" svg:height="1.07cm" draw:transform="rotate (0.219213354050488) translate (9.77065072613284cm 8.02957505059742cm)" svg:viewBox="0 0 2486 1071" svg:d="m0 1055c593 114 1000-422 1542-530l526-296 418-229">
          <text:p/>
        </draw:path>
        <draw:path draw:style-name="gr35" draw:text-style-name="P4" draw:layer="layout" svg:width="2.361cm" svg:height="0.198cm" draw:transform="rotate (2.41640834938615) translate (21.8073920568822cm 15.7432113115944cm)" svg:viewBox="0 0 2362 199" svg:d="m0 183c570 63 1128-76 1691-121l544-62 127 8">
          <text:p/>
        </draw:path>
        <draw:path draw:style-name="gr35" draw:text-style-name="P4" draw:layer="layout" svg:width="1.939cm" svg:height="0.236cm" draw:transform="rotate (0.279078147393893) translate (16.4108138653312cm 13.9843710173049cm)" svg:viewBox="0 0 1940 237" svg:d="m0 8c565-43 1118 99 1669 198l271 31">
          <text:p/>
        </draw:path>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Updating flows in original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4" draw:layer="layout" svg:x1="9.398cm" svg:y1="7.112cm" svg:x2="13.716cm" svg:y2="9.398cm">
          <text:p/>
        </draw:line>
        <draw:line draw:style-name="gr3" draw:text-style-name="P4" draw:layer="layout" svg:x1="14.732cm" svg:y1="10.414cm" svg:x2="19.304cm" svg:y2="17.01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26" draw:text-style-name="P7" draw:layer="layout" svg:width="3.334cm" svg:height="0.962cm" svg:x="2.794cm" svg:y="8.89cm">
          <draw:text-box>
            <text:p><text:span text:style-name="T20">256</text:span><text:span text:style-name="T9">/256</text:span></text:p>
          </draw:text-box>
        </draw:frame>
        <draw:frame draw:style-name="gr27" draw:text-style-name="P7" draw:layer="layout" svg:width="4.058cm" svg:height="0.962cm" svg:x="4.318cm" svg:y="14.732cm">
          <draw:text-box>
            <text:p><text:span text:style-name="T20">256</text:span><text:span text:style-name="T9">/256</text:span></text:p>
          </draw:text-box>
        </draw:frame>
        <draw:frame draw:style-name="gr4" draw:text-style-name="P7" draw:layer="layout" svg:width="2.788cm" svg:height="0.962cm" svg:x="9.658cm" svg:y="14.532cm">
          <draw:text-box>
            <text:p><text:span text:style-name="T9">128/128</text:span></text:p>
          </draw:text-box>
        </draw:frame>
        <draw:frame draw:style-name="gr5" draw:text-style-name="P7" draw:layer="layout" svg:width="2.788cm" svg:height="1.524cm" svg:x="12.954cm" svg:y="5.588cm">
          <draw:text-box>
            <text:p><text:span text:style-name="T20">128</text:span><text:span text:style-name="T9">/256</text:span></text:p>
          </draw:text-box>
        </draw:frame>
        <draw:frame draw:style-name="gr6" draw:text-style-name="P7" draw:layer="layout" svg:width="2.788cm" svg:height="0.962cm" svg:x="21.812cm" svg:y="8.436cm">
          <draw:text-box>
            <text:p><text:span text:style-name="T20">256</text:span><text:span text:style-name="T9">/256</text:span></text:p>
          </draw:text-box>
        </draw:frame>
        <draw:frame draw:style-name="gr7" draw:text-style-name="P7" draw:layer="layout" svg:width="2.788cm" svg:height="1.016cm" svg:x="22.352cm" svg:y="15.24cm">
          <draw:text-box>
            <text:p><text:span text:style-name="T20">256</text:span><text:span text:style-name="T9">/256</text:span></text:p>
          </draw:text-box>
        </draw:frame>
        <draw:frame draw:style-name="gr4" draw:text-style-name="P7" draw:layer="layout" svg:width="2.788cm" svg:height="0.962cm" svg:x="13.462cm" svg:y="17.526cm">
          <draw:text-box>
            <text:p><text:span text:style-name="T20">128</text:span><text:span text:style-name="T9">/128</text:span></text:p>
          </draw:text-box>
        </draw:frame>
        <draw:frame draw:style-name="gr4" draw:text-style-name="P7" draw:layer="layout" svg:width="2.788cm" svg:height="0.962cm" svg:x="17.526cm" svg:y="10.16cm">
          <draw:text-box>
            <text:p><text:span text:style-name="T9">128/128</text:span></text:p>
          </draw:text-box>
        </draw:frame>
        <draw:frame draw:style-name="gr4" draw:text-style-name="P7" draw:layer="layout" svg:width="0.502cm" svg:height="1.673cm" svg:x="2.794cm" svg:y="18.796cm">
          <draw:text-box>
            <text:p><text:span text:style-name="T9"/></text:p>
            <text:p><text:span text:style-name="T9"/></text:p>
          </draw:text-box>
        </draw:frame>
        <draw:custom-shape draw:style-name="gr37" draw:text-style-name="P17" draw:layer="layout" svg:width="22.606cm" svg:height="1.104cm" svg:x="3.302cm" svg:y="3.81cm">
          <text:p text:style-name="P4"><text:span text:style-name="T22">Substraction here because we pushd through (6,1) which does not exist in N</text:span></text:p>
          <draw:enhanced-geometry svg:viewBox="0 0 21600 21600" draw:text-areas="800 800 20800 20800" draw:type="round-rectangular-callout" draw:modifiers="10282.6204273013 36827.51131221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8" draw:text-style-name="P7" draw:layer="layout" svg:width="2.99cm" svg:height="1.165cm" svg:x="11.176cm" svg:y="7.112cm">
          <draw:text-box>
            <text:p><text:span text:style-name="T20">128</text:span><text:span text:style-name="T9">/128</text:span></text:p>
          </draw:text-box>
        </draw:frame>
        <draw:frame draw:style-name="gr38" draw:text-style-name="P7" draw:layer="layout" svg:width="2.99cm" svg:height="1.165cm" svg:x="17.33cm" svg:y="13.059cm">
          <draw:text-box>
            <text:p><text:span text:style-name="T20">128</text:span><text:span text:style-name="T9">/128</text:span></text:p>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Building residual</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9.398cm" svg:y1="6.35cm" svg:x2="19.05cm" svg:y2="6.604cm">
          <text:p/>
        </draw:line>
        <draw:frame draw:style-name="gr26" draw:text-style-name="P18" draw:layer="layout" svg:width="3.334cm" svg:height="0.962cm" svg:x="2.794cm" svg:y="8.89cm">
          <draw:text-box>
            <text:p text:style-name="P11"><text:span text:style-name="T16">256</text:span></text:p>
          </draw:text-box>
        </draw:frame>
        <draw:frame draw:style-name="gr4" draw:text-style-name="P7" draw:layer="layout" svg:width="1.556cm" svg:height="0.962cm" svg:x="9.658cm" svg:y="14.532cm">
          <draw:text-box>
            <text:p><text:span text:style-name="T9">128</text:span></text:p>
          </draw:text-box>
        </draw:frame>
        <draw:frame draw:style-name="gr5" draw:text-style-name="P18" draw:layer="layout" svg:width="1.556cm" svg:height="1.524cm" svg:x="13.208cm" svg:y="6.604cm">
          <draw:text-box>
            <text:p text:style-name="P11"><text:span text:style-name="T16">128</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2.788cm" svg:height="0.962cm" svg:x="17.526cm" svg:y="10.16cm">
          <draw:text-box>
            <text:p><text:span text:style-name="T9">128/128</text:span></text:p>
          </draw:text-box>
        </draw:frame>
        <draw:frame draw:style-name="gr4" draw:text-style-name="P7" draw:layer="layout" svg:width="0.502cm" svg:height="1.673cm" svg:x="2.794cm" svg:y="18.796cm">
          <draw:text-box>
            <text:p><text:span text:style-name="T9"/></text:p>
            <text:p><text:span text:style-name="T9"/></text:p>
          </draw:text-box>
        </draw:frame>
        <draw:frame draw:style-name="gr38" draw:text-style-name="P7" draw:layer="layout" svg:width="2.99cm" svg:height="1.165cm" svg:x="11.176cm" svg:y="7.112cm">
          <draw:text-box>
            <text:p><text:span text:style-name="T9">128</text:span></text:p>
          </draw:text-box>
        </draw:frame>
        <draw:frame draw:style-name="gr38" draw:text-style-name="P7" draw:layer="layout" svg:width="2.99cm" svg:height="1.165cm" svg:x="17.33cm" svg:y="13.059cm">
          <draw:text-box>
            <text:p><text:span text:style-name="T9">128</text:span></text:p>
          </draw:text-box>
        </draw:frame>
        <draw:line draw:style-name="gr29" draw:text-style-name="P4" draw:layer="layout" svg:x1="8.128cm" svg:y1="7.112cm" svg:x2="4.064cm" svg:y2="11.43cm">
          <text:p/>
        </draw:line>
        <draw:line draw:style-name="gr29" draw:text-style-name="P4" draw:layer="layout" svg:x1="8.89cm" svg:y1="16.51cm" svg:x2="4.064cm" svg:y2="12.7cm">
          <text:p/>
        </draw:line>
        <draw:line draw:style-name="gr29" draw:text-style-name="P4" draw:layer="layout" svg:x1="18.796cm" svg:y1="17.526cm" svg:x2="10.16cm" svg:y2="17.272cm">
          <text:p/>
        </draw:line>
        <draw:line draw:style-name="gr29" draw:text-style-name="P4" draw:layer="layout" svg:x1="23.368cm" svg:y1="12.954cm" svg:x2="20.32cm" svg:y2="17.018cm">
          <text:p/>
        </draw:line>
        <draw:line draw:style-name="gr29" draw:text-style-name="P4" draw:layer="layout" svg:x1="13.208cm" svg:y1="14.732cm" svg:x2="9.906cm" svg:y2="16.764cm">
          <text:p/>
        </draw:line>
        <draw:line draw:style-name="gr29" draw:text-style-name="P4" draw:layer="layout" svg:x1="13.462cm" svg:y1="9.144cm" svg:x2="9.398cm" svg:y2="7.112cm">
          <text:p/>
        </draw:line>
        <draw:line draw:style-name="gr29" draw:text-style-name="P4" draw:layer="layout" svg:x1="19.05cm" svg:y1="16.764cm" svg:x2="14.478cm" svg:y2="10.16cm">
          <text:p/>
        </draw:line>
        <draw:line draw:style-name="gr29" draw:text-style-name="P4" draw:layer="layout" svg:x1="19.304cm" svg:y1="7.62cm" svg:x2="14.478cm" svg:y2="13.97cm">
          <text:p/>
        </draw:line>
        <draw:line draw:style-name="gr29" draw:text-style-name="P4" draw:layer="layout" svg:x1="22.86cm" svg:y1="11.43cm" svg:x2="20.066cm" svg:y2="7.366cm">
          <text:p/>
        </draw:line>
        <draw:line draw:style-name="gr29" draw:text-style-name="P4" draw:layer="layout" svg:x1="19.812cm" svg:y1="6.096cm" svg:x2="9.144cm" svg:y2="5.842cm">
          <text:p/>
        </draw:line>
        <draw:frame draw:style-name="gr30" draw:layer="layout" svg:width="1.556cm" svg:height="0.962cm" svg:x="14.192cm" svg:y="4.88cm">
          <draw:text-box>
            <text:p>128</text:p>
          </draw:text-box>
        </draw:frame>
        <draw:frame draw:style-name="gr9" draw:text-style-name="P11" draw:layer="layout" svg:width="1.556cm" svg:height="0.963cm" svg:x="5.048cm" svg:y="14.986cm">
          <draw:text-box>
            <text:p text:style-name="P11"><text:span text:style-name="T16">256</text:span></text:p>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ilding Auxiliary Network</text:p>
          </draw:text-box>
        </draw:frame>
        <draw:frame presentation:style-name="pr5" draw:layer="layout" svg:width="25.199cm" svg:height="12.178cm" svg:x="1.4cm" svg:y="4.914cm" presentation:class="outline">
          <draw:text-box>
            <text:list text:style-name="L2">
              <text:list-item>
                <text:p>We create it while carrying out the breadth first search on the residual network by keeping only the arcs that leads us to new nodes and only the nodes that are at lower level than t.</text:p>
              </text:list-item>
              <text:list-item>
                <text:p><text:span text:style-name="T23">BUT we have finished since sink node (1) is not reachable from source node (0) in the residual network.</text:span></text:p>
                <text:p/>
                <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24T21:30:38</meta:creation-date>
    <dc:date>2013-07-09T08:08:54</dc:date>
    <meta:editing-duration>PT30M43S</meta:editing-duration>
    <meta:editing-cycles>6</meta:editing-cycles>
    <meta:generator>LibreOffice/3.6$Linux_x86 LibreOffice_project/360m1$Build-2</meta:generator>
    <meta:document-statistic meta:object-count="602"/>
  </office:meta>
</office:document-meta>
</file>